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Mono" svg:font-family="'Liberation Mono', 'Courier New'" style:font-family-generic="modern"/>
    <style:font-face style:name="Liberation Sans" svg:font-family="'Liberation San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 style:master-page-name="Standard">
      <style:table-properties style:width="17.501cm" style:page-number="auto" table:align="left" style:writing-mode="lr-tb"/>
    </style:style>
    <style:style style:name="Таблица1.A" style:family="table-column">
      <style:table-column-properties style:column-width="7.989cm"/>
    </style:style>
    <style:style style:name="Таблица1.B" style:family="table-column">
      <style:table-column-properties style:column-width="9.513cm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4" style:family="table">
      <style:table-properties style:width="17.505cm" table:align="left" style:writing-mode="lr-tb"/>
    </style:style>
    <style:style style:name="Таблица4.A" style:family="table-column">
      <style:table-column-properties style:column-width="1.002cm"/>
    </style:style>
    <style:style style:name="Таблица4.B" style:family="table-column">
      <style:table-column-properties style:column-width="7.197cm"/>
    </style:style>
    <style:style style:name="Таблица4.C" style:family="table-column">
      <style:table-column-properties style:column-width="9.30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C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.9" style:family="table-row">
      <style:table-row-properties style:min-row-height="1.18cm" fo:keep-together="auto"/>
    </style:style>
    <style:style style:name="Таблица5" style:family="table">
      <style:table-properties style:width="17.505cm" table:align="left" style:writing-mode="lr-tb"/>
    </style:style>
    <style:style style:name="Таблица5.A" style:family="table-column">
      <style:table-column-properties style:column-width="1.004cm"/>
    </style:style>
    <style:style style:name="Таблица5.B" style:family="table-column">
      <style:table-column-properties style:column-width="7.197cm"/>
    </style:style>
    <style:style style:name="Таблица5.C" style:family="table-column">
      <style:table-column-properties style:column-width="9.30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C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505cm" table:align="left" style:writing-mode="lr-tb"/>
    </style:style>
    <style:style style:name="Таблица6.A" style:family="table-column">
      <style:table-column-properties style:column-width="1.002cm"/>
    </style:style>
    <style:style style:name="Таблица6.B" style:family="table-column">
      <style:table-column-properties style:column-width="7.197cm"/>
    </style:style>
    <style:style style:name="Таблица6.C" style:family="table-column">
      <style:table-column-properties style:column-width="9.30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C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4" style:family="table">
      <style:table-properties style:width="17.501cm" table:align="margins" style:may-break-between-rows="false" style:writing-mode="lr-tb"/>
    </style:style>
    <style:style style:name="Таблица14.A" style:family="table-column">
      <style:table-column-properties style:column-width="1.004cm" style:rel-column-width="3758*"/>
    </style:style>
    <style:style style:name="Таблица14.B" style:family="table-column">
      <style:table-column-properties style:column-width="7.197cm" style:rel-column-width="26948*"/>
    </style:style>
    <style:style style:name="Таблица14.C" style:family="table-column">
      <style:table-column-properties style:column-width="9.301cm" style:rel-column-width="34829*"/>
    </style:style>
    <style:style style:name="Таблица14.1" style:family="table-row">
      <style:table-row-properties fo:keep-together="always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01cm" table:align="margins" style:may-break-between-rows="false" style:writing-mode="lr-tb"/>
    </style:style>
    <style:style style:name="Таблица2.A" style:family="table-column">
      <style:table-column-properties style:column-width="1.004cm" style:rel-column-width="3758*"/>
    </style:style>
    <style:style style:name="Таблица2.B" style:family="table-column">
      <style:table-column-properties style:column-width="7.197cm" style:rel-column-width="26948*"/>
    </style:style>
    <style:style style:name="Таблица2.C" style:family="table-column">
      <style:table-column-properties style:column-width="9.301cm" style:rel-column-width="34829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501cm" table:align="left" style:writing-mode="lr-tb"/>
    </style:style>
    <style:style style:name="Таблица11.A" style:family="table-column">
      <style:table-column-properties style:column-width="17.501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none" fo:border-right="none" fo:border-top="none" fo:border-bottom="0.1pt solid #000000" style:writing-mode="lr-tb"/>
    </style:style>
    <style:style style:name="Таблица12" style:family="table">
      <style:table-properties style:width="17.505cm" table:align="left" style:writing-mode="lr-tb"/>
    </style:style>
    <style:style style:name="Таблица12.A" style:family="table-column">
      <style:table-column-properties style:column-width="0.873cm"/>
    </style:style>
    <style:style style:name="Таблица12.B" style:family="table-column">
      <style:table-column-properties style:column-width="0.878cm"/>
    </style:style>
    <style:style style:name="Таблица12.C" style:family="table-column">
      <style:table-column-properties style:column-width="5.77cm"/>
    </style:style>
    <style:style style:name="Таблица12.D" style:family="table-column">
      <style:table-column-properties style:column-width="7.555cm"/>
    </style:style>
    <style:style style:name="Таблица12.E" style:family="table-column">
      <style:table-column-properties style:column-width="2.429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2.E1" style:family="table-cell">
      <style:table-cell-properties style:vertical-align="top" fo:padding="0.097cm" fo:border="0.1pt solid #000000" style:writing-mode="lr-tb"/>
    </style:style>
    <style:style style:name="Таблица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3" style:family="table">
      <style:table-properties style:width="17.505cm" table:align="left" style:writing-mode="lr-tb"/>
    </style:style>
    <style:style style:name="Таблица13.A" style:family="table-column">
      <style:table-column-properties style:column-width="8.024cm"/>
    </style:style>
    <style:style style:name="Таблица13.B" style:family="table-column">
      <style:table-column-properties style:column-width="0.861cm"/>
    </style:style>
    <style:style style:name="Таблица13.D" style:family="table-column">
      <style:table-column-properties style:column-width="0.863cm"/>
    </style:style>
    <style:style style:name="Таблица13.L" style:family="table-column">
      <style:table-column-properties style:column-width="0.866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3.B1" style:family="table-cell">
      <style:table-cell-properties style:vertical-align="top" fo:padding="0.097cm" fo:border="0.1pt solid #000000" style:writing-mode="lr-tb"/>
    </style:style>
    <style:style style:name="Таблица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3.L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5" style:family="table">
      <style:table-properties style:width="17.508cm" table:align="left" style:writing-mode="lr-tb"/>
    </style:style>
    <style:style style:name="Таблица15.A" style:family="table-column">
      <style:table-column-properties style:column-width="4.734cm"/>
    </style:style>
    <style:style style:name="Таблица15.B" style:family="table-column">
      <style:table-column-properties style:column-width="1.448cm"/>
    </style:style>
    <style:style style:name="Таблица15.C" style:family="table-column">
      <style:table-column-properties style:column-width="2.812cm"/>
    </style:style>
    <style:style style:name="Таблица15.D" style:family="table-column">
      <style:table-column-properties style:column-width="2.117cm"/>
    </style:style>
    <style:style style:name="Таблица15.E" style:family="table-column">
      <style:table-column-properties style:column-width="3.863cm"/>
    </style:style>
    <style:style style:name="Таблица15.F" style:family="table-column">
      <style:table-column-properties style:column-width="2.535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none" fo:border-right="none" fo:border-top="none" fo:border-bottom="0.1pt solid #000000" style:writing-mode="lr-tb"/>
    </style:style>
    <style:style style:name="Таблица15.A2" style:family="table-cell">
      <style:table-cell-properties style:vertical-align="top" fo:background-color="#d8d8d8" fo:padding-left="0.191cm" fo:padding-right="0.191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Таблица15.F2" style:family="table-cell">
      <style:table-cell-properties style:vertical-align="top" fo:background-color="#d8d8d8" fo:padding-left="0.191cm" fo:padding-right="0.191cm" fo:padding-top="0cm" fo:padding-bottom="0cm" fo:border="0.1pt solid #000000" style:writing-mode="lr-tb">
        <style:background-image/>
      </style:table-cell-properties>
    </style:style>
    <style:style style:name="Таблица15.3" style:family="table-row">
      <style:table-row-properties style:row-height="1.342cm" fo:keep-together="auto"/>
    </style:style>
    <style:style style:name="Таблица15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B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D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E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F3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Таблица15.4" style:family="table-row">
      <style:table-row-properties style:row-height="1.508cm" fo:keep-together="auto"/>
    </style:style>
    <style:style style:name="Таблица15.A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B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D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E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5.F4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Таблица16" style:family="table">
      <style:table-properties style:width="17.501cm" table:align="left" style:writing-mode="lr-tb"/>
    </style:style>
    <style:style style:name="Таблица16.A" style:family="table-column">
      <style:table-column-properties style:column-width="17.501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-left="none" fo:border-right="none" fo:border-top="none" fo:border-bottom="0.1pt solid #000000" style:writing-mode="lr-tb"/>
    </style:style>
    <style:style style:name="Таблица17" style:family="table">
      <style:table-properties style:width="17.505cm" table:align="left" style:writing-mode="lr-tb"/>
    </style:style>
    <style:style style:name="Таблица17.A" style:family="table-column">
      <style:table-column-properties style:column-width="0.877cm"/>
    </style:style>
    <style:style style:name="Таблица17.B" style:family="table-column">
      <style:table-column-properties style:column-width="0.878cm"/>
    </style:style>
    <style:style style:name="Таблица17.C" style:family="table-column">
      <style:table-column-properties style:column-width="5.018cm"/>
    </style:style>
    <style:style style:name="Таблица17.D" style:family="table-column">
      <style:table-column-properties style:column-width="8.306cm"/>
    </style:style>
    <style:style style:name="Таблица17.E" style:family="table-column">
      <style:table-column-properties style:column-width="2.425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7.E1" style:family="table-cell">
      <style:table-cell-properties style:vertical-align="top" fo:padding="0.097cm" fo:border="0.1pt solid #000000" style:writing-mode="lr-tb"/>
    </style:style>
    <style:style style:name="Таблица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8" style:family="table">
      <style:table-properties style:width="17.505cm" table:align="left" style:writing-mode="lr-tb"/>
    </style:style>
    <style:style style:name="Таблица18.A" style:family="table-column">
      <style:table-column-properties style:column-width="8.024cm"/>
    </style:style>
    <style:style style:name="Таблица18.B" style:family="table-column">
      <style:table-column-properties style:column-width="0.861cm"/>
    </style:style>
    <style:style style:name="Таблица18.D" style:family="table-column">
      <style:table-column-properties style:column-width="0.863cm"/>
    </style:style>
    <style:style style:name="Таблица18.L" style:family="table-column">
      <style:table-column-properties style:column-width="0.86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8.B1" style:family="table-cell">
      <style:table-cell-properties style:vertical-align="top" fo:padding="0.097cm" fo:border="0.1pt solid #000000" style:writing-mode="lr-tb"/>
    </style:style>
    <style:style style:name="Таблица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8.L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0" style:family="table">
      <style:table-properties style:width="17.505cm" table:align="left" style:writing-mode="lr-tb"/>
    </style:style>
    <style:style style:name="Таблица20.A" style:family="table-column">
      <style:table-column-properties style:column-width="4.886cm"/>
    </style:style>
    <style:style style:name="Таблица20.B" style:family="table-column">
      <style:table-column-properties style:column-width="1.293cm"/>
    </style:style>
    <style:style style:name="Таблица20.C" style:family="table-column">
      <style:table-column-properties style:column-width="2.81cm"/>
    </style:style>
    <style:style style:name="Таблица20.D" style:family="table-column">
      <style:table-column-properties style:column-width="2.117cm"/>
    </style:style>
    <style:style style:name="Таблица20.E" style:family="table-column">
      <style:table-column-properties style:column-width="3.863cm"/>
    </style:style>
    <style:style style:name="Таблица20.F" style:family="table-column">
      <style:table-column-properties style:column-width="2.536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top" fo:padding-left="0.191cm" fo:padding-right="0.191cm" fo:padding-top="0cm" fo:padding-bottom="0cm" fo:border-left="none" fo:border-right="none" fo:border-top="none" fo:border-bottom="0.1pt solid #000000" style:writing-mode="lr-tb"/>
    </style:style>
    <style:style style:name="Таблица20.A2" style:family="table-cell">
      <style:table-cell-properties style:vertical-align="top" fo:background-color="#d8d8d8" fo:padding-left="0.191cm" fo:padding-right="0.191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Таблица20.F2" style:family="table-cell">
      <style:table-cell-properties style:vertical-align="top" fo:background-color="#d8d8d8" fo:padding-left="0.191cm" fo:padding-right="0.191cm" fo:padding-top="0cm" fo:padding-bottom="0cm" fo:border="0.1pt solid #000000" style:writing-mode="lr-tb">
        <style:background-image/>
      </style:table-cell-properties>
    </style:style>
    <style:style style:name="Таблица20.3" style:family="table-row">
      <style:table-row-properties style:row-height="1.342cm" fo:keep-together="auto"/>
    </style:style>
    <style:style style:name="Таблица20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B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D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E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F3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Таблица20.4" style:family="table-row">
      <style:table-row-properties style:row-height="1.565cm" fo:keep-together="auto"/>
    </style:style>
    <style:style style:name="Таблица20.A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B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D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E4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20.F4" style:family="table-cell">
      <style:table-cell-properties style:vertical-align="top" fo:padding-left="0.191cm" fo:padding-right="0.191cm" fo:padding-top="0cm" fo:padding-bottom="0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text-properties style:language-complex="zxx" style:country-complex="none"/>
    </style:style>
    <style:style style:name="P2" style:family="paragraph" style:parent-style-name="Preformatted_20_Text">
      <style:text-properties officeooo:paragraph-rsid="0011f355" style:language-complex="zxx" style:country-complex="none"/>
    </style:style>
    <style:style style:name="P3" style:family="paragraph" style:parent-style-name="Preformatted_20_Text">
      <style:text-properties officeooo:paragraph-rsid="000ea5df"/>
    </style:style>
    <style:style style:name="P4" style:family="paragraph" style:parent-style-name="Preformatted_20_Text">
      <style:text-properties officeooo:rsid="002a7faa" officeooo:paragraph-rsid="000ea5df"/>
    </style:style>
    <style:style style:name="P5" style:family="paragraph" style:parent-style-name="Preformatted_20_Text">
      <style:text-properties officeooo:rsid="0029db99" officeooo:paragraph-rsid="000ea5df"/>
    </style:style>
    <style:style style:name="P6" style:family="paragraph" style:parent-style-name="Preformatted_20_Text">
      <style:text-properties officeooo:paragraph-rsid="0011f355"/>
    </style:style>
    <style:style style:name="P7" style:family="paragraph" style:parent-style-name="Text_20_body">
      <style:text-properties style:language-complex="zxx" style:country-complex="none"/>
    </style:style>
    <style:style style:name="P8" style:family="paragraph" style:parent-style-name="Text_20_body">
      <style:text-properties style:font-name-asian="Liberation Sans1"/>
    </style:style>
    <style:style style:name="P9" style:family="paragraph" style:parent-style-name="Text_20_body">
      <style:paragraph-properties>
        <style:tab-stops>
          <style:tab-stop style:position="6.218cm"/>
        </style:tab-stops>
      </style:paragraph-properties>
      <style:text-properties style:font-name-asian="Liberation Sans1"/>
    </style:style>
    <style:style style:name="P10" style:family="paragraph" style:parent-style-name="Text_20_body">
      <style:text-properties fo:font-size="9pt" style:font-size-asian="9pt" style:font-size-complex="9pt" style:language-complex="zxx" style:country-complex="none"/>
    </style:style>
    <style:style style:name="P11" style:family="paragraph" style:parent-style-name="Text_20_body">
      <style:text-properties fo:font-size="9pt" style:font-name-asian="Liberation Sans1" style:font-size-asian="9pt" style:font-size-complex="9pt"/>
    </style:style>
    <style:style style:name="P12" style:family="paragraph" style:parent-style-name="Text_20_body">
      <style:text-properties fo:font-size="9pt" fo:font-style="italic" style:font-size-asian="9pt" style:font-style-asian="italic" style:font-size-complex="9pt" style:language-complex="zxx" style:country-complex="none" style:font-style-complex="italic"/>
    </style:style>
    <style:style style:name="P13" style:family="paragraph" style:parent-style-name="Text_20_body">
      <style:paragraph-properties>
        <style:tab-stops>
          <style:tab-stop style:position="6.059cm"/>
        </style:tab-stops>
      </style:paragraph-properties>
    </style:style>
    <style:style style:name="P14" style:family="paragraph" style:parent-style-name="Text_20_body">
      <style:paragraph-properties style:snap-to-layout-grid="false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>
      <style:text-properties officeooo:paragraph-rsid="000ea5df"/>
    </style:style>
    <style:style style:name="P17" style:family="paragraph" style:parent-style-name="Text_20_body">
      <style:text-properties fo:language="ru" fo:country="RU" fo:font-weight="bold" officeooo:paragraph-rsid="000ea5df" style:font-weight-asian="bold" style:font-weight-complex="bold"/>
    </style:style>
    <style:style style:name="P18" style:family="paragraph" style:parent-style-name="Text_20_body">
      <style:text-properties fo:language="ru" fo:country="RU" officeooo:paragraph-rsid="000ea5df"/>
    </style:style>
    <style:style style:name="P19" style:family="paragraph" style:parent-style-name="Text_20_body">
      <style:text-properties officeooo:paragraph-rsid="00153834"/>
    </style:style>
    <style:style style:name="P20" style:family="paragraph" style:parent-style-name="Text_20_body">
      <style:text-properties officeooo:paragraph-rsid="0017fe80"/>
    </style:style>
    <style:style style:name="P21" style:family="paragraph" style:parent-style-name="Text_20_body">
      <style:text-properties officeooo:rsid="0017fe80" officeooo:paragraph-rsid="001843c7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rsid="001a19c5" officeooo:paragraph-rsid="001a19c5"/>
    </style:style>
    <style:style style:name="P24" style:family="paragraph" style:parent-style-name="Text_20_body">
      <style:paragraph-properties fo:text-align="end" style:justify-single-word="false"/>
    </style:style>
    <style:style style:name="P25" style:family="paragraph" style:parent-style-name="Text_20_body">
      <style:paragraph-properties fo:text-align="end" style:justify-single-word="false" fo:break-before="pag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-asian="Liberation Sans1"/>
    </style:style>
    <style:style style:name="P28" style:family="paragraph" style:parent-style-name="Text_20_body">
      <style:paragraph-properties fo:margin-left="0cm" fo:margin-right="0cm" fo:text-align="end" style:justify-single-word="false" fo:text-indent="0cm" style:auto-text-indent="false" fo:break-before="page"/>
      <style:text-properties fo:font-weight="bold" style:font-weight-asian="bold" style:font-weight-complex="bold"/>
    </style:style>
    <style:style style:name="P29" style:family="paragraph" style:parent-style-name="Text_20_body">
      <style:paragraph-properties fo:keep-with-next="always"/>
    </style:style>
    <style:style style:name="P30" style:family="paragraph" style:parent-style-name="Text_20_body">
      <style:paragraph-properties fo:keep-with-next="always"/>
      <style:text-properties fo:language="ru" fo:country="RU" officeooo:paragraph-rsid="000ea5df"/>
    </style:style>
    <style:style style:name="P31" style:family="paragraph" style:parent-style-name="Text_20_body">
      <style:paragraph-properties fo:keep-with-next="always"/>
      <style:text-properties fo:font-size="9pt" officeooo:paragraph-rsid="0011f355" style:font-size-asian="9pt" style:font-size-complex="9pt"/>
    </style:style>
    <style:style style:name="P32" style:family="paragraph" style:parent-style-name="Preformatted_20_Text">
      <style:paragraph-properties fo:keep-with-next="always"/>
      <style:text-properties officeooo:paragraph-rsid="000ea5df"/>
    </style:style>
    <style:style style:name="P33" style:family="paragraph" style:parent-style-name="Table_20_Contents">
      <style:paragraph-properties style:snap-to-layout-grid="false"/>
    </style:style>
    <style:style style:name="P34" style:family="paragraph" style:parent-style-name="Table_20_Contents">
      <style:paragraph-properties style:snap-to-layout-grid="false"/>
      <style:text-properties officeooo:paragraph-rsid="000ea5df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 style:snap-to-layout-grid="false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officeooo:paragraph-rsid="000dbdc3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officeooo:paragraph-rsid="000ea5df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officeooo:paragraph-rsid="000f579f"/>
    </style:style>
    <style:style style:name="P40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42" style:family="paragraph" style:parent-style-name="Table_20_Contents">
      <style:paragraph-properties style:snap-to-layout-grid="false"/>
      <style:text-properties style:language-asian="ar" style:country-asian="SA"/>
    </style:style>
    <style:style style:name="P43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paragraph-rsid="000ea5df" style:font-weight-asian="bold" style:font-weight-complex="bold"/>
    </style:style>
    <style:style style:name="P46" style:family="paragraph" style:parent-style-name="Table_20_Contents">
      <style:text-properties fo:font-weight="bold" officeooo:paragraph-rsid="000ea5df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officeooo:paragraph-rsid="000ea5df" fo:background-color="transparent"/>
    </style:style>
    <style:style style:name="P48" style:family="paragraph" style:parent-style-name="Table_20_Contents">
      <style:paragraph-properties fo:text-align="start" style:justify-single-word="false"/>
      <style:text-properties officeooo:paragraph-rsid="000ea5df" fo:background-color="transparent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officeooo:rsid="002aa066" officeooo:paragraph-rsid="000ea5df" fo:background-color="transparent"/>
    </style:style>
    <style:style style:name="P50" style:family="paragraph" style:parent-style-name="Table_20_Contents">
      <style:paragraph-properties fo:text-align="start" style:justify-single-word="false"/>
      <style:text-properties officeooo:rsid="002aa066" officeooo:paragraph-rsid="000ea5df" fo:background-color="transparent"/>
    </style:style>
    <style:style style:name="P51" style:family="paragraph" style:parent-style-name="Table_20_Contents">
      <style:text-properties officeooo:rsid="0034fbf2" officeooo:paragraph-rsid="000ea5df" fo:background-color="transparent"/>
    </style:style>
    <style:style style:name="P52" style:family="paragraph" style:parent-style-name="Table_20_Contents">
      <style:text-properties officeooo:paragraph-rsid="000ea5df" fo:background-color="transparent"/>
    </style:style>
    <style:style style:name="P53" style:family="paragraph" style:parent-style-name="Table_20_Contents">
      <style:paragraph-properties style:snap-to-layout-grid="false"/>
      <style:text-properties officeooo:paragraph-rsid="000f579f" fo:background-color="transparent"/>
    </style:style>
    <style:style style:name="P54" style:family="paragraph" style:parent-style-name="Table_20_Contents">
      <style:paragraph-properties fo:text-align="start" style:justify-single-word="false" style:snap-to-layout-grid="false"/>
      <style:text-properties officeooo:rsid="000bc62c" officeooo:paragraph-rsid="000bc62c"/>
    </style:style>
    <style:style style:name="P55" style:family="paragraph" style:parent-style-name="Table_20_Contents">
      <style:paragraph-properties fo:text-align="start" style:justify-single-word="false" style:snap-to-layout-grid="false"/>
      <style:text-properties officeooo:rsid="000dbdc3" officeooo:paragraph-rsid="000dbdc3"/>
    </style:style>
    <style:style style:name="P56" style:family="paragraph" style:parent-style-name="Table_20_Contents">
      <style:paragraph-properties style:snap-to-layout-grid="false"/>
      <style:text-properties officeooo:rsid="000dbdc3" officeooo:paragraph-rsid="000dbdc3"/>
    </style:style>
    <style:style style:name="P57" style:family="paragraph" style:parent-style-name="Text_20_body" style:list-style-name="WW8Num3"/>
    <style:style style:name="P58" style:family="paragraph" style:parent-style-name="Text_20_body" style:list-style-name="WW8Num3">
      <style:text-properties style:language-complex="zxx" style:country-complex="none"/>
    </style:style>
    <style:style style:name="P59" style:family="paragraph" style:parent-style-name="Text_20_body" style:list-style-name="WW8Num3">
      <style:text-properties style:font-name-asian="Liberation Sans1" style:language-complex="zxx" style:country-complex="none"/>
    </style:style>
    <style:style style:name="P60" style:family="paragraph" style:parent-style-name="Text_20_body">
      <style:paragraph-properties fo:text-align="end" style:justify-single-word="false"/>
    </style:style>
    <style:style style:name="P61" style:family="paragraph" style:parent-style-name="Text_20_body">
      <style:paragraph-properties fo:text-align="start" style:justify-single-word="false" style:snap-to-layout-grid="false"/>
    </style:style>
    <style:style style:name="P62" style:family="paragraph" style:parent-style-name="Text_20_body" style:master-page-name="Landscape">
      <style:paragraph-properties fo:margin-left="0cm" fo:margin-right="0cm" fo:text-align="end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P63" style:family="paragraph" style:parent-style-name="Text_20_body" style:master-page-name="Standard">
      <style:paragraph-properties fo:margin-left="0cm" fo:margin-right="0cm" fo:text-align="end" style:justify-single-word="false" fo:text-indent="0cm" style:auto-text-indent="false" style:page-number="auto"/>
      <style:text-properties fo:font-weight="bold" style:font-weight-asian="bold" style:font-weight-complex="bold"/>
    </style:style>
    <style:style style:name="P64" style:family="paragraph" style:parent-style-name="Heading_20_2" style:list-style-name="WW8Num2">
      <style:paragraph-properties>
        <style:tab-stops>
          <style:tab-stop style:position="0cm"/>
        </style:tab-stops>
      </style:paragraph-properties>
    </style:style>
    <style:style style:name="P65" style:family="paragraph" style:parent-style-name="Heading_20_2" style:list-style-name="WW8Num2">
      <style:paragraph-properties>
        <style:tab-stops>
          <style:tab-stop style:position="0cm"/>
        </style:tab-stops>
      </style:paragraph-properties>
      <style:text-properties officeooo:rsid="0017fe80" officeooo:paragraph-rsid="001843c7"/>
    </style:style>
    <style:style style:name="P66" style:family="paragraph" style:parent-style-name="Heading_20_1" style:list-style-name="WW8Num2">
      <style:paragraph-properties>
        <style:tab-stops>
          <style:tab-stop style:position="0cm"/>
        </style:tab-stops>
      </style:paragraph-properties>
    </style:style>
    <style:style style:name="P67" style:family="paragraph" style:parent-style-name="Heading_20_1" style:list-style-name="WW8Num2">
      <style:paragraph-properties>
        <style:tab-stops>
          <style:tab-stop style:position="0cm"/>
        </style:tab-stops>
      </style:paragraph-properties>
      <style:text-properties style:language-complex="zxx" style:country-complex="none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-complex="Arial"/>
    </style:style>
    <style:style style:name="T3" style:family="text">
      <style:text-properties officeooo:rsid="001843c7" style:font-name-asian="Arial"/>
    </style:style>
    <style:style style:name="T4" style:family="text">
      <style:text-properties officeooo:rsid="001a19c5" style:font-name-asian="Arial"/>
    </style:style>
    <style:style style:name="T5" style:family="text">
      <style:text-properties style:font-name-asian="Liberation Sans1"/>
    </style:style>
    <style:style style:name="T6" style:family="text">
      <style:text-properties style:font-name-asian="Liberation Sans1" style:language-complex="zxx" style:country-complex="none"/>
    </style:style>
    <style:style style:name="T7" style:family="text">
      <style:text-properties officeooo:rsid="000dbdc3" style:font-name-asian="Liberation Sans1"/>
    </style:style>
    <style:style style:name="T8" style:family="text">
      <style:text-properties officeooo:rsid="000f579f" style:font-name-asian="Liberation Sans1"/>
    </style:style>
    <style:style style:name="T9" style:family="text">
      <style:text-properties officeooo:rsid="00114cec" style:font-name-asian="Liberation Sans1"/>
    </style:style>
    <style:style style:name="T10" style:family="text">
      <style:text-properties officeooo:rsid="0011f355" style:font-name-asian="Liberation Sans1"/>
    </style:style>
    <style:style style:name="T11" style:family="text">
      <style:text-properties officeooo:rsid="00153834" style:font-name-asian="Liberation Sans1"/>
    </style:style>
    <style:style style:name="T12" style:family="text">
      <style:text-properties officeooo:rsid="0017fe80" style:font-name-asian="Liberation Sans1"/>
    </style:style>
    <style:style style:name="T13" style:family="text">
      <style:text-properties officeooo:rsid="001b23d9" style:font-name-asian="Liberation Sans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fdbe4" style:font-weight-asian="bold" style:font-weight-complex="bold"/>
    </style:style>
    <style:style style:name="T16" style:family="text">
      <style:text-properties fo:font-weight="bold" officeooo:rsid="002a7faa" style:font-weight-asian="bold" style:font-weight-complex="bold"/>
    </style:style>
    <style:style style:name="T17" style:family="text">
      <style:text-properties fo:font-weight="bold" style:font-name-asian="Liberation Sans1" style:font-weight-asian="bold" style:font-weight-complex="bold"/>
    </style:style>
    <style:style style:name="T18" style:family="text">
      <style:text-properties style:language-complex="zxx" style:country-complex="none"/>
    </style:style>
    <style:style style:name="T19" style:family="text">
      <style:text-properties officeooo:rsid="0011f355" style:language-complex="zxx" style:country-complex="none"/>
    </style:style>
    <style:style style:name="T20" style:family="text">
      <style:text-properties style:font-name-asian="Liberation Mono" style:font-name-complex="Liberation Mono"/>
    </style:style>
    <style:style style:name="T21" style:family="text">
      <style:text-properties style:font-name-asian="Liberation Mono" style:font-name-complex="Liberation Mono" style:language-complex="zxx" style:country-complex="none"/>
    </style:style>
    <style:style style:name="T22" style:family="text">
      <style:text-properties officeooo:rsid="0011f355" style:font-name-asian="Liberation Mono" style:font-name-complex="Liberation Mono" style:language-complex="zxx" style:country-complex="none"/>
    </style:style>
    <style:style style:name="T23" style:family="text">
      <style:text-properties style:font-name="Liberation Sans1" fo:font-style="italic" fo:background-color="#000000" style:font-name-asian="Liberation Sans1" style:language-asian="ar" style:country-asian="SA" style:font-style-asian="italic" style:font-name-complex="Liberation Sans1" style:font-size-complex="10pt"/>
    </style:style>
    <style:style style:name="T24" style:family="text">
      <style:text-properties fo:color="#ffffff" style:font-name="Liberation Sans1" fo:font-style="italic" fo:background-color="#000000" style:font-name-asian="Times New Roman" style:language-asian="ar" style:country-asian="SA" style:font-style-asian="italic" style:font-name-complex="Liberation Sans1" style:font-size-complex="10pt"/>
    </style:style>
    <style:style style:name="T25" style:family="text">
      <style:text-properties fo:color="#ffffff" style:font-name="Liberation Sans1" fo:font-style="italic" fo:background-color="#000000" style:font-name-asian="Liberation Sans1" style:language-asian="ar" style:country-asian="SA" style:font-style-asian="italic" style:font-name-complex="Liberation Sans1" style:font-size-complex="10pt"/>
    </style:style>
    <style:style style:name="T26" style:family="text">
      <style:text-properties fo:color="#ffffff" style:font-name="Liberation Sans1" fo:font-style="italic" fo:background-color="#000000" style:language-asian="ar" style:country-asian="SA" style:font-style-asian="italic" style:font-name-complex="Liberation Sans1" style:font-size-complex="10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style:font-size-asian="9pt" style:font-size-complex="9pt" style:language-complex="zxx" style:country-complex="none"/>
    </style:style>
    <style:style style:name="T29" style:family="text">
      <style:text-properties fo:font-size="9pt" style:font-name-asian="Liberation Sans1" style:font-size-asian="9pt" style:font-size-complex="9pt"/>
    </style:style>
    <style:style style:name="T30" style:family="text">
      <style:text-properties fo:font-size="9pt" style:font-name-asian="Liberation Sans1" style:font-size-asian="9pt" style:font-size-complex="9pt" style:language-complex="zxx" style:country-complex="none"/>
    </style:style>
    <style:style style:name="T31" style:family="text">
      <style:text-properties fo:color="#808080" fo:font-size="9pt" style:font-size-asian="9pt" style:font-size-complex="9pt"/>
    </style:style>
    <style:style style:name="T32" style:family="text">
      <style:text-properties fo:color="#808080" fo:font-size="9pt" style:font-name-asian="Liberation Sans1" style:font-size-asian="9pt" style:font-size-complex="9pt"/>
    </style:style>
    <style:style style:name="T33" style:family="text">
      <style:text-properties style:use-window-font-color="true" fo:language="ru" fo:country="RU" style:letter-kerning="true" style:language-asian="zxx" style:country-asian="none" style:language-complex="zxx" style:country-complex="none"/>
    </style:style>
    <style:style style:name="T34" style:family="text">
      <style:text-properties style:use-window-font-color="true" fo:language="ru" fo:country="RU" style:letter-kerning="true" style:font-name-asian="Liberation Mono" style:language-asian="zxx" style:country-asian="none" style:font-name-complex="Liberation Mono" style:language-complex="zxx" style:country-complex="none"/>
    </style:style>
    <style:style style:name="T35" style:family="text">
      <style:text-properties officeooo:rsid="000dbdc3"/>
    </style:style>
    <style:style style:name="T36" style:family="text">
      <style:text-properties officeooo:rsid="002fdbe4"/>
    </style:style>
    <style:style style:name="T37" style:family="text">
      <style:text-properties officeooo:rsid="002aa066"/>
    </style:style>
    <style:style style:name="T38" style:family="text">
      <style:text-properties officeooo:rsid="002aa066" fo:background-color="transparent"/>
    </style:style>
    <style:style style:name="T39" style:family="text">
      <style:text-properties officeooo:rsid="0029db99"/>
    </style:style>
    <style:style style:name="T40" style:family="text">
      <style:text-properties officeooo:rsid="002a7faa"/>
    </style:style>
    <style:style style:name="T41" style:family="text">
      <style:text-properties officeooo:rsid="000ea5df"/>
    </style:style>
    <style:style style:name="T42" style:family="text">
      <style:text-properties officeooo:rsid="002bcdad"/>
    </style:style>
    <style:style style:name="T43" style:family="text">
      <style:text-properties officeooo:rsid="000f579f"/>
    </style:style>
    <style:style style:name="T44" style:family="text">
      <style:text-properties officeooo:rsid="0035587d"/>
    </style:style>
    <style:style style:name="T45" style:family="text">
      <style:text-properties officeooo:rsid="0011f355"/>
    </style:style>
    <style:style style:name="T46" style:family="text">
      <style:text-properties officeooo:rsid="0013802e"/>
    </style:style>
    <style:style style:name="T47" style:family="text">
      <style:text-properties officeooo:rsid="00153834"/>
    </style:style>
    <style:style style:name="T48" style:family="text">
      <style:text-properties officeooo:rsid="0030f79f"/>
    </style:style>
    <style:style style:name="T49" style:family="text">
      <style:text-properties officeooo:rsid="0017fe80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7fe80" style:font-weight-asian="normal" style:font-weight-complex="normal"/>
    </style:style>
    <style:style style:name="T52" style:family="text">
      <style:text-properties officeooo:rsid="001843c7"/>
    </style:style>
    <style:style style:name="T53" style:family="text">
      <style:text-properties officeooo:rsid="001c35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41">Утверждено</text:p>
            <text:p text:style-name="P41">Правлением<text:span text:style-name="T5"> </text:span>Открытого<text:span text:style-name="T5"> </text:span>акционерного<text:span text:style-name="T5"> </text:span>общества<text:span text:style-name="T5"> </text:span>«Акционерный<text:span text:style-name="T5"> </text:span>коммерческий<text:span text:style-name="T5"> </text:span>банк<text:span text:style-name="T5"> </text:span>«Пермь»</text:p>
            <text:p text:style-name="P41">Протокол<text:span text:style-name="T5"> </text:span>от<text:span text:style-name="T5"> </text:span><text:span text:style-name="T9">1</text:span><text:span text:style-name="T13">9</text:span><text:span text:style-name="T5"> </text:span><text:span text:style-name="T9">декабр</text:span>я<text:span text:style-name="T5"> </text:span>2012 г.</text:p>
            <text:p text:style-name="P40"/>
            <text:p text:style-name="P40">Председатель<text:span text:style-name="T5"> </text:span>Правления</text:p>
            <text:p text:style-name="P40">ОАО<text:span text:style-name="T5"> </text:span>АКБ<text:span text:style-name="T5"> </text:span>«Пермь»</text:p>
          </table:table-cell>
        </table:table-row>
        <table:table-row table:style-name="Таблица1.2"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1">____________<text:span text:style-name="T5"> </text:span>/<text:span text:style-name="T5"> </text:span>Л.В.<text:span text:style-name="T5"> </text:span>Саранская<text:span text:style-name="T5"> </text:span>/</text:p>
          </table:table-cell>
        </table:table-row>
        <table:table-row table:style-name="Таблица1.3"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33"/>
          </table:table-cell>
        </table:table-row>
      </table:table>
      <text:p text:style-name="Heading">Регламент<text:span text:style-name="T2"> </text:span>предоставления<text:span text:style-name="T2"> </text:span>услуги<text:line-break/>«SMS-информирование<text:span text:style-name="T2"> </text:span>клиентов<text:span text:style-name="T2"> </text:span>банка»</text:p>
      <text:list xml:id="list1557407747" text:style-name="WW8Num2">
        <text:list-item>
          <text:h text:style-name="P66" text:outline-level="1">Общие<text:span text:style-name="T1"> </text:span>положения</text:h>
        </text:list-item>
      </text:list>
      <text:p text:style-name="Text_20_body">Настоящий<text:span text:style-name="T5"> </text:span>регламент<text:span text:style-name="T5"> </text:span>определяет<text:span text:style-name="T5"> </text:span>условия<text:span text:style-name="T5"> </text:span>и<text:span text:style-name="T5"> </text:span>правила<text:span text:style-name="T5"> </text:span>оказания<text:span text:style-name="T5"> </text:span>услуги<text:span text:style-name="T5"> </text:span>«<text:span text:style-name="T14">SMS-информирование</text:span><text:span text:style-name="T17"> </text:span><text:span text:style-name="T14">клиентов</text:span><text:span text:style-name="T17"> </text:span><text:span text:style-name="T14">банка</text:span>».<text:span text:style-name="T5"> </text:span>Краткое<text:span text:style-name="T5"> </text:span>название<text:span text:style-name="T5"> </text:span>услуги<text:span text:style-name="T5"> — </text:span><text:span text:style-name="T14">SMS-информирование</text:span>.</text:p>
      <text:p text:style-name="Text_20_body">Услуга<text:span text:style-name="T5"> </text:span>заключается<text:span text:style-name="T5"> </text:span>в<text:span text:style-name="T5"> </text:span><text:span text:style-name="T11">отправке</text:span><text:span text:style-name="T5"> </text:span><text:span text:style-name="T10">ОАО АКБ «Пермь» (далее - Б</text:span>анк<text:span text:style-name="T45">)</text:span><text:span text:style-name="T5"> </text:span>зарегистрированным<text:span text:style-name="T5"> </text:span>клиентам<text:span text:style-name="T5"> </text:span>коротких<text:span text:style-name="T5"> </text:span>сообщений<text:span text:style-name="T5"> </text:span>о<text:span text:style-name="T5"> </text:span>состоянии<text:span text:style-name="T5"> </text:span>банковского<text:span text:style-name="T5"> </text:span>счета<text:span text:style-name="T5"> </text:span>клиента<text:span text:style-name="T5"> </text:span>и<text:span text:style-name="T5"> </text:span>другой<text:span text:style-name="T5"> </text:span>информации<text:span text:style-name="T5"> </text:span>по<text:span text:style-name="T5"> </text:span>договорам<text:span text:style-name="T5"> </text:span>клиента.<text:span text:style-name="T5"> <text:s/></text:span>Клиент<text:span text:style-name="T5"> </text:span>самостоятельно<text:span text:style-name="T5"> </text:span>определяет<text:span text:style-name="T5"> </text:span>перечень<text:span text:style-name="T5"> </text:span>сообщений,<text:span text:style-name="T5"> </text:span>которые<text:span text:style-name="T5"> </text:span>он<text:span text:style-name="T5"> </text:span>будет<text:span text:style-name="T5"> </text:span>получать<text:span text:style-name="T5"> </text:span>и<text:span text:style-name="T5"> </text:span>указывает<text:span text:style-name="T5"> </text:span>адресатов<text:span text:style-name="T5"> </text:span>сообщений.<text:span text:style-name="T5"> </text:span>Форма<text:span text:style-name="T5"> </text:span>сообщений<text:span text:style-name="T5"> </text:span>и<text:span text:style-name="T5"> </text:span>условия<text:span text:style-name="T5"> </text:span>определения<text:span text:style-name="T5"> </text:span>наступления<text:span text:style-name="T5"> </text:span>события<text:span text:style-name="T5"> </text:span>информирования<text:span text:style-name="T5"> </text:span>определены.<text:span text:style-name="T5"> </text:span>Банк<text:span text:style-name="T5"> </text:span>вправе<text:span text:style-name="T5"> </text:span>изменять<text:span text:style-name="T5"> </text:span>список<text:span text:style-name="T5"> </text:span>услуг<text:span text:style-name="T5"> </text:span>информирования<text:span text:style-name="T5"> </text:span>с<text:span text:style-name="T5"> </text:span>оповещением<text:span text:style-name="T5"> </text:span>на<text:span text:style-name="T5"> </text:span>web-сайте<text:span text:style-name="T5"> </text:span>банка.</text:p>
      <text:p text:style-name="Text_20_body">Услуга<text:span text:style-name="T5"> </text:span>оказывается<text:span text:style-name="T5"> </text:span>клиентам<text:span text:style-name="T5"> </text:span><text:span text:style-name="T45">Б</text:span>анка,<text:span text:style-name="T5"> </text:span>имеющим<text:span text:style-name="T5"> </text:span>действующие<text:span text:style-name="T5"> </text:span>договоры<text:span text:style-name="T5"> </text:span>и<text:span text:style-name="T5"> </text:span>подавшим<text:span text:style-name="T5"> соответствующие </text:span>Заявки<text:span text:style-name="T5"> </text:span>об<text:span text:style-name="T5"> </text:span>оказании<text:span text:style-name="T5"> </text:span>данной<text:span text:style-name="T5"> </text:span>услуги.<text:span text:style-name="T5"> </text:span>Подача<text:span text:style-name="T5"> </text:span>вышеуказанной<text:span text:style-name="T5"> </text:span>Заявки<text:span text:style-name="T5"> </text:span>означает<text:span text:style-name="T5"> </text:span>ознакомление<text:span text:style-name="T5"> </text:span>клиента<text:span text:style-name="T5"> </text:span>с<text:span text:style-name="T5"> </text:span>настоящим<text:span text:style-name="T5"> </text:span>Регламентом,<text:span text:style-name="T5"> </text:span>присоединение<text:span text:style-name="T5"> </text:span>к<text:span text:style-name="T5"> </text:span>его<text:span text:style-name="T5"> </text:span>условиям<text:span text:style-name="T5"> </text:span>и<text:span text:style-name="T5"> </text:span>принятие<text:span text:style-name="T5"> </text:span>на<text:span text:style-name="T5"> </text:span>себя<text:span text:style-name="T5"> </text:span>обязанности<text:span text:style-name="T5"> </text:span>по<text:span text:style-name="T5"> </text:span>соблюдению<text:span text:style-name="T5"> </text:span>условий<text:span text:style-name="T5"> </text:span>Регламента.</text:p>
      <text:p text:style-name="P7">Настоящий<text:span text:style-name="T5"> </text:span>Регламент<text:span text:style-name="T5"> </text:span>размещён<text:span text:style-name="T5"> </text:span>в<text:span text:style-name="T5"> </text:span>свободном<text:span text:style-name="T5"> </text:span>доступе<text:span text:style-name="T5"> </text:span>на<text:span text:style-name="T5"> </text:span>web-сайте<text:span text:style-name="T5"> </text:span><text:span text:style-name="T10">Б</text:span>анка:<text:span text:style-name="T5"> </text:span>www.bankperm.ru/reglament_sms.pdf</text:p>
      <text:p text:style-name="P7">Заявка<text:span text:style-name="T5"> </text:span>на<text:span text:style-name="T5"> </text:span>подключение/отключение<text:span text:style-name="T5"> </text:span>услуги<text:span text:style-name="T5"> </text:span>SMS-информирования,<text:span text:style-name="T5"> </text:span>на<text:span text:style-name="T5"> </text:span>изменение<text:span text:style-name="T5"> </text:span>набора<text:span text:style-name="T5"> </text:span>услуг<text:span text:style-name="T5"> </text:span>или<text:span text:style-name="T5"> </text:span>каналов<text:span text:style-name="T5"> </text:span>информирования<text:span text:style-name="T5"> </text:span>размещена<text:span text:style-name="T5"> </text:span>на<text:span text:style-name="T5"> </text:span>web-сайте<text:span text:style-name="T5"> </text:span><text:span text:style-name="T10">Б</text:span>анка:</text:p>
      <text:list xml:id="list1824763145" text:style-name="WW8Num3">
        <text:list-item>
          <text:p text:style-name="P58">в<text:span text:style-name="T5"> </text:span>рамках<text:span text:style-name="T5"> </text:span>договора<text:span text:style-name="T5"> </text:span>на<text:span text:style-name="T5"> </text:span>обслуживание<text:span text:style-name="T5"> </text:span>в<text:span text:style-name="T5"> </text:span>системе<text:span text:style-name="T5"> </text:span>Банк-Клиент<text:span text:style-name="T5"> </text:span>-<text:span text:style-name="T5"> </text:span>www.bankperm.ru/req_sms_bc.pdf</text:p>
        </text:list-item>
        <text:list-item>
          <text:p text:style-name="P57"><text:span text:style-name="T18">в</text:span><text:span text:style-name="T6"> </text:span><text:span text:style-name="T18">рамках</text:span><text:span text:style-name="T6"> </text:span><text:span text:style-name="T18">договора</text:span><text:span text:style-name="T6"> </text:span><text:span text:style-name="T18">банковского</text:span><text:span text:style-name="T6"> </text:span><text:span text:style-name="T18">счета</text:span><text:span text:style-name="T6"> </text:span><text:span text:style-name="T18">-</text:span><text:span text:style-name="T6"> </text:span><text:span text:style-name="T18">www.bankperm.ru/req_sms_rko.pdf</text:span></text:p>
        </text:list-item>
      </text:list>
      <text:list xml:id="list1310173433" text:continue-list="list1557407747" text:style-name="WW8Num2">
        <text:list-item>
          <text:h text:style-name="P67" text:outline-level="1">Глоссарий.</text:h>
        </text:list-item>
      </text:list>
      <text:p text:style-name="Text_20_body"><text:span text:style-name="T14">Код</text:span><text:span text:style-name="T17"> </text:span><text:span text:style-name="T14">услуги</text:span><text:span text:style-name="T17"> </text:span><text:span text:style-name="T14">информирования</text:span><text:span text:style-name="T5"> — </text:span>двузначный<text:span text:style-name="T5"> </text:span>код<text:span text:style-name="T5"> </text:span>услуги<text:span text:style-name="T5"> </text:span>информирования.<text:span text:style-name="T5"> </text:span>Нужен<text:span text:style-name="T5"> </text:span>для<text:span text:style-name="T5"> </text:span>идентификации<text:span text:style-name="T5"> </text:span>конкретной<text:span text:style-name="T5"> </text:span>услуги<text:span text:style-name="T5"> </text:span>сотрудниками<text:span text:style-name="T5"> </text:span><text:span text:style-name="T10">Б</text:span>анка<text:span text:style-name="T5"> </text:span>и<text:span text:style-name="T5"> </text:span>клиентами.<text:span text:style-name="T5"> </text:span>Коды<text:span text:style-name="T5"> </text:span>услуг<text:span text:style-name="T5"> </text:span>SMS‑информирования<text:span text:style-name="T5"> </text:span>приведены<text:span text:style-name="T5"> </text:span>в<text:span text:style-name="T5"> </text:span>Приложении<text:span text:style-name="T5"> </text:span>1.</text:p>
      <text:p text:style-name="Text_20_body"><text:span text:style-name="T14">Информационное</text:span><text:span text:style-name="T17"> </text:span><text:span text:style-name="T14">сообщение</text:span><text:span text:style-name="T5"> </text:span>(сообщение)<text:span text:style-name="T5"> </text:span>клиенту<text:span text:style-name="T5"> — </text:span>заранее<text:span text:style-name="T5"> </text:span>определённый<text:span text:style-name="T5"> </text:span>набор<text:span text:style-name="T5"> </text:span>текстовой<text:span text:style-name="T5"> </text:span>информации,<text:span text:style-name="T5"> </text:span>сформированный<text:span text:style-name="T5"> </text:span>по<text:span text:style-name="T5"> </text:span>заранее<text:span text:style-name="T5"> </text:span>определённому<text:span text:style-name="T5"> </text:span>алгоритму<text:span text:style-name="T5"> </text:span>и<text:span text:style-name="T5"> </text:span>переданный<text:span text:style-name="T5"> </text:span>клиенту<text:span text:style-name="T5"> </text:span>в<text:span text:style-name="T5"> </text:span>виде<text:span text:style-name="T5"> </text:span>одного<text:span text:style-name="T5"> </text:span>сообщения<text:span text:style-name="T5"> </text:span>в<text:span text:style-name="T5"> </text:span>одном<text:span text:style-name="T5"> </text:span>сеансе<text:span text:style-name="T5"> </text:span>на<text:span text:style-name="T5"> </text:span>один<text:span text:style-name="T5"> </text:span>адрес<text:span text:style-name="T5"> </text:span>получателя<text:span text:style-name="T5"> </text:span>по<text:span text:style-name="T5"> </text:span>одному<text:span text:style-name="T5"> </text:span>каналу.</text:p>
      <text:p text:style-name="P19"><text:span text:style-name="T14">SMS-сообщение</text:span> — информационное сообщение, передаваемое через каналы GSM операторов связи на мобильные телефоны, указанные клиентом. Банк несет ответственность только за отправку SMS-сообщения в сеть оператора клиента. Может быть ситуация, когда у клиента отключён телефон или он находится вне зоны действия сети, оператор клиента пытается какое-то время передать SMS-сообщение (тайм-аут разный у разных сотовых операторов). В этом случае банк не нес<text:span text:style-name="T48">ет</text:span> ответственности за не получение клиентом сообщения.</text:p>
      <text:list xml:id="list1557409947" text:continue-numbering="true" text:style-name="WW8Num2">
        <text:list-item>
          <text:h text:style-name="P66" text:outline-level="1"><text:soft-page-break/>Процесс<text:span text:style-name="T1"> </text:span>информирования</text:h>
        </text:list-item>
      </text:list>
      <text:p text:style-name="Text_20_body">Процесс<text:span text:style-name="T5"> </text:span>информирования<text:span text:style-name="T5"> </text:span>состоит<text:span text:style-name="T5"> </text:span>в<text:span text:style-name="T5"> </text:span>следующем.<text:span text:style-name="T5"> </text:span>Программы<text:span text:style-name="T5"> </text:span>ОбработчикиСобытий<text:span text:style-name="T5"> </text:span>в<text:span text:style-name="T5"> </text:span>Банке,<text:span text:style-name="T5"> </text:span>обнаружив<text:span text:style-name="T5"> </text:span>новое<text:span text:style-name="T5"> </text:span>событие<text:span text:style-name="T5"> </text:span>(например,<text:span text:style-name="T5"> </text:span>поступление<text:span text:style-name="T5"> </text:span>документа<text:span text:style-name="T5"> </text:span>по<text:span text:style-name="T5"> </text:span>системе<text:span text:style-name="T5"> </text:span>Банк‑Клиент,<text:span text:style-name="T5"> </text:span>или<text:span text:style-name="T5"> </text:span>списание<text:span text:style-name="T5"> </text:span>суммы<text:span text:style-name="T5"> </text:span>с<text:span text:style-name="T5"> </text:span>банковского<text:span text:style-name="T5"> </text:span>счета,<text:span text:style-name="T5"> </text:span>или<text:span text:style-name="T5"> </text:span>приближение<text:span text:style-name="T5"> </text:span>срока<text:span text:style-name="T5"> </text:span>окончания<text:span text:style-name="T5"> </text:span>договора),<text:span text:style-name="T5"> </text:span>формируют<text:span text:style-name="T5"> </text:span>новое<text:span text:style-name="T5"> </text:span>информационное<text:span text:style-name="T5"> </text:span>сообщение.<text:span text:style-name="T5"> </text:span>СерверПередачи<text:span text:style-name="T5"> </text:span>передает<text:span text:style-name="T5"> </text:span>информационные<text:span text:style-name="T5"> </text:span>сообщения<text:span text:style-name="T5"> </text:span>по<text:span text:style-name="T5"> </text:span>заданным<text:span text:style-name="T5"> </text:span>каналам.</text:p>
      <text:p text:style-name="Text_20_body">Список<text:span text:style-name="T5"> </text:span>услуг<text:span text:style-name="T5"> </text:span>информирования<text:span text:style-name="T5"> </text:span>в<text:span text:style-name="T5"> </text:span>рамках<text:span text:style-name="T5"> </text:span>различных<text:span text:style-name="T5"> </text:span>договоров<text:span text:style-name="T5"> </text:span>приведён<text:span text:style-name="T5"> </text:span>в<text:span text:style-name="T5"> </text:span>Приложении 1.</text:p>
      <text:p text:style-name="Text_20_body">Список<text:span text:style-name="T5"> </text:span>услуг<text:span text:style-name="T5"> </text:span>информирования<text:span text:style-name="T5"> <text:s/></text:span>с<text:span text:style-name="T5"> </text:span>шаблонами<text:span text:style-name="T5"> </text:span>текстов<text:span text:style-name="T5"> </text:span>сообщений<text:span text:style-name="T5"> </text:span>приведены<text:span text:style-name="T5"> </text:span>в<text:span text:style-name="T5"> </text:span>Приложении 2.</text:p>
      <text:p text:style-name="Text_20_body">Ниже<text:span text:style-name="T5"> </text:span>описана<text:span text:style-name="T5"> </text:span>последовательность<text:span text:style-name="T5"> </text:span>основных<text:span text:style-name="T5"> </text:span>действий<text:span text:style-name="T5"> </text:span>в<text:span text:style-name="T5"> </text:span>процессе<text:span text:style-name="T5"> </text:span>SMS‑информирования.</text:p>
      <text:list xml:id="list1824765345" text:continue-numbering="true" text:style-name="WW8Num2">
        <text:list-item>
          <text:list>
            <text:list-item>
              <text:h text:style-name="P64" text:outline-level="2">Ведение<text:span text:style-name="T1"> </text:span>договоров<text:span text:style-name="T1"> </text:span>и<text:span text:style-name="T1"> </text:span>списка<text:span text:style-name="T1"> </text:span>действующих<text:span text:style-name="T1"> </text:span>услуг<text:span text:style-name="T1"> </text:span>информирования</text:h>
            </text:list-item>
          </text:list>
        </text:list-item>
      </text:list>
      <text:p text:style-name="Text_20_body"><text:span text:style-name="T14">Юрист</text:span>,<text:span text:style-name="T5"> </text:span>обслуживая<text:span text:style-name="T5"> </text:span>нового<text:span text:style-name="T5"> </text:span>клиента<text:span text:style-name="T5"> </text:span>Банка,<text:span text:style-name="T5"> </text:span>предлагает<text:span text:style-name="T5"> </text:span><text:span text:style-name="T11">подключиться к</text:span><text:span text:style-name="T5"> </text:span>услуг<text:span text:style-name="T47">е</text:span><text:span text:style-name="T5"> </text:span>SMS‑информирования,<text:span text:style-name="T5"> </text:span>клиент<text:span text:style-name="T5"> </text:span>заполняет<text:span text:style-name="T5"> </text:span>Заявку.<text:span text:style-name="T5"> </text:span><text:span text:style-name="T14">Юрист</text:span><text:span text:style-name="T5"> </text:span>заносит<text:span text:style-name="T5"> </text:span>отмеченные<text:span text:style-name="T5"> </text:span>клиентом<text:span text:style-name="T5"> </text:span>услуги<text:span text:style-name="T5"> <text:s text:c="11"/></text:span>в<text:span text:style-name="T5"> </text:span>список<text:span text:style-name="T5"> </text:span>активных<text:span text:style-name="T5"> </text:span>(действующих)<text:span text:style-name="T5"> </text:span>услуг<text:span text:style-name="T5"> </text:span>SMS-информирования<text:span text:style-name="T5"> </text:span>в<text:span text:style-name="T5"> </text:span><text:span text:style-name="T14">АРМДоговоры</text:span>.<text:span text:style-name="T5"> </text:span>Эта<text:span text:style-name="T5"> </text:span>информация<text:span text:style-name="T5"> </text:span>попадает<text:span text:style-name="T5"> </text:span>в<text:span text:style-name="T5"> </text:span>базу<text:span text:style-name="T5"> </text:span>данных,<text:span text:style-name="T5"> </text:span>которой<text:span text:style-name="T5"> </text:span>будут<text:span text:style-name="T5"> </text:span>пользоваться<text:span text:style-name="T5"> </text:span>программы<text:span text:style-name="T5"> </text:span>ОбработчикиСобытий,<text:span text:style-name="T5"> </text:span>программы<text:span text:style-name="T5"> </text:span>начисления<text:span text:style-name="T5"> </text:span>платы<text:span text:style-name="T5"> </text:span>и<text:span text:style-name="T5"> </text:span>другие.</text:p>
      <text:p text:style-name="Text_20_body">Для<text:span text:style-name="T5"> </text:span>действующих<text:span text:style-name="T5"> </text:span>клиентов<text:span text:style-name="T6"> </text:span><text:span text:style-name="T18">Банка</text:span><text:span text:style-name="T6"> З</text:span>аявки<text:span text:style-name="T5"> </text:span>на<text:span text:style-name="T5"> </text:span>SMS-информирование<text:span text:style-name="T5"> </text:span>в<text:span text:style-name="T5"> </text:span>рамках<text:span text:style-name="T5"> </text:span>договоров<text:span text:style-name="T5"> </text:span>Банковского<text:span text:style-name="T5"> </text:span>счета<text:span text:style-name="T5"> </text:span>и<text:span text:style-name="T5"> </text:span>Банк-Клиент<text:span text:style-name="T5"> </text:span>принимаются<text:span text:style-name="T5"> </text:span><text:span text:style-name="T14">Бухгалтером</text:span><text:span text:style-name="T5"> </text:span>и<text:span text:style-name="T5"> </text:span>вводятся<text:span text:style-name="T5"> </text:span>в<text:span text:style-name="T5"> </text:span>систему<text:span text:style-name="T5"> </text:span><text:span text:style-name="T14">ЗамГлавногоБухгалтера</text:span>.</text:p>
      <text:p text:style-name="Text_20_body">После<text:span text:style-name="T5"> </text:span>регистрации,<text:span text:style-name="T5"> при </text:span>изменении<text:span text:style-name="T5"> </text:span>списка<text:span text:style-name="T5"> </text:span>услуг или<text:span text:style-name="T5"> </text:span>изменении<text:span text:style-name="T5"> </text:span>списка<text:span text:style-name="T5"> </text:span>контактных<text:span text:style-name="T5"> </text:span>адресов<text:span text:style-name="T5"> </text:span>на<text:span text:style-name="T5"> </text:span>все<text:span text:style-name="T5"> </text:span>контактные<text:span text:style-name="T5"> </text:span>адреса<text:span text:style-name="T5"> </text:span>клиента<text:span text:style-name="T5"> </text:span>сотрудник<text:span text:style-name="T5"> </text:span>Банка<text:span text:style-name="T5"> </text:span>(по<text:span text:style-name="T5"> </text:span>кнопке<text:span text:style-name="T5"> </text:span>«Тест»)<text:span text:style-name="T5"> </text:span>отправляет<text:span text:style-name="T5"> </text:span>бесплатное<text:span text:style-name="T5"> </text:span>тестовое<text:span text:style-name="T5"> </text:span>сообщение,<text:span text:style-name="T5"> </text:span>содержащее<text:span text:style-name="T5"> </text:span>коды<text:span text:style-name="T5"> </text:span>подключённых<text:span text:style-name="T5"> </text:span>данному<text:span text:style-name="T5"> </text:span>клиенту<text:span text:style-name="T5"> </text:span>услуг<text:span text:style-name="T5"> </text:span>информирования<text:span text:style-name="T5"> </text:span>с<text:span text:style-name="T5"> </text:span>дополнительной<text:span text:style-name="T5"> </text:span>информацией.<text:span text:style-name="T5"> </text:span>Например:</text:p>
      <text:p text:style-name="Preformatted_20_Text">SMS-информирование,<text:span text:style-name="T20"> </text:span>подключены<text:span text:style-name="T20"> </text:span>услуги:<text:span text:style-name="T20"> </text:span>01<text:span text:style-name="T20"> </text:span>(100000).<text:span text:style-name="T20"> </text:span>03,<text:span text:style-name="T20"> </text:span>04.</text:p>
      <text:p text:style-name="Text_20_body">Приём<text:span text:style-name="T5"> </text:span>клиентом<text:span text:style-name="T5"> </text:span>данного<text:span text:style-name="T5"> </text:span>сообщения<text:span text:style-name="T5"> </text:span>означает,<text:span text:style-name="T5"> </text:span>что<text:span text:style-name="T5"> </text:span>контактные<text:span text:style-name="T5"> </text:span>адреса<text:span text:style-name="T5"> </text:span>введены<text:span text:style-name="T5"> </text:span>верно,<text:span text:style-name="T5"> </text:span>услуга<text:span text:style-name="T5"> </text:span>подключена<text:span text:style-name="T5"> </text:span>и<text:span text:style-name="T5"> </text:span>клиент<text:span text:style-name="T5"> </text:span>готов<text:span text:style-name="T5"> </text:span>получать<text:span text:style-name="T5"> </text:span>информационные<text:span text:style-name="T5"> </text:span>сообщения.</text:p>
      <text:list xml:id="list2048480865" text:continue-numbering="true" text:style-name="WW8Num2">
        <text:list-item>
          <text:list>
            <text:list-item>
              <text:h text:style-name="P64" text:outline-level="2">Начисление<text:span text:style-name="T1"> </text:span>платы<text:span text:style-name="T1"> </text:span>за<text:span text:style-name="T1"> </text:span>информирование<text:span text:style-name="T1"> </text:span>по<text:span text:style-name="T1"> </text:span>договорам<text:span text:style-name="T1"> </text:span>РКО<text:span text:style-name="T1"> </text:span>и<text:span text:style-name="T1"> </text:span>Банк-Клиент</text:h>
            </text:list-item>
          </text:list>
        </text:list-item>
      </text:list>
      <text:p text:style-name="Text_20_body">Стоимость<text:span text:style-name="T5"> </text:span>одного<text:span text:style-name="T5"> </text:span>сообщения<text:span text:style-name="T5"> </text:span>клиенту<text:span text:style-name="T5"> </text:span>на<text:span text:style-name="T5"> </text:span>один<text:span text:style-name="T5"> </text:span>адрес<text:span text:style-name="T5"> </text:span>приведена<text:span text:style-name="T5"> </text:span>в<text:span text:style-name="T5"> </text:span>Тарифах<text:span text:style-name="T5"> </text:span>Банка,<text:span text:style-name="T5"> </text:span>а<text:span text:style-name="T5"> </text:span>также<text:span text:style-name="T5"> </text:span>в<text:span text:style-name="T5"> </text:span>Заявке.</text:p>
      <text:p text:style-name="Text_20_body">Плата<text:span text:style-name="T5"> </text:span>за<text:span text:style-name="T5"> </text:span>сообщения,<text:span text:style-name="T5"> </text:span>отправленные<text:span text:style-name="T5"> </text:span>в<text:span text:style-name="T5"> </text:span>течение<text:span text:style-name="T5"> </text:span>операционного<text:span text:style-name="T5"> </text:span>дня,<text:span text:style-name="T5"> </text:span>начисляется<text:span text:style-name="T5"> </text:span>и<text:span text:style-name="T5"> </text:span>снимается<text:span text:style-name="T5"> </text:span>утром<text:span text:style-name="T5"> </text:span>следующего<text:span text:style-name="T5"> </text:span>операционного<text:span text:style-name="T5"> </text:span>дня<text:span text:style-name="T5"> </text:span><text:span text:style-name="T14">Бухгалтером</text:span>,<text:span text:style-name="T5"> </text:span>согласно<text:span text:style-name="T5"> </text:span>Протоколу<text:span text:style-name="T5"> </text:span>начисления<text:span text:style-name="T5"> </text:span>платы<text:span text:style-name="T5"> </text:span>за<text:span text:style-name="T5"> </text:span>SMS-информирование.<text:span text:style-name="T5"> </text:span>Протокол<text:span text:style-name="T5"> </text:span>начисления<text:span text:style-name="T5"> </text:span>платы<text:span text:style-name="T5"> </text:span>за<text:span text:style-name="T5"> </text:span>SMS‑информирование<text:span text:style-name="T5"> </text:span>формируется<text:span text:style-name="T5"> </text:span>ежедневно<text:span text:style-name="T5"> </text:span>после<text:span text:style-name="T5"> </text:span>открытия<text:span text:style-name="T5"> </text:span>операционного<text:span text:style-name="T5"> </text:span>дня.</text:p>
      <text:list xml:id="list1511114888" text:continue-numbering="true" text:style-name="WW8Num2">
        <text:list-item>
          <text:list>
            <text:list-item>
              <text:h text:style-name="P64" text:outline-level="2"><text:span text:style-name="T3">Приостановление </text:span><text:span text:style-name="T4">и возобновление</text:span><text:span text:style-name="T1"> </text:span>предоставления<text:span text:style-name="T1"> </text:span>услуги<text:span text:style-name="T1"> </text:span>SMS-информирования</text:h>
            </text:list-item>
          </text:list>
        </text:list-item>
      </text:list>
      <text:p text:style-name="P20">В<text:span text:style-name="T5"> </text:span>случае<text:span text:style-name="T5"> </text:span>отсутствия<text:span text:style-name="T5"> </text:span>средств<text:span text:style-name="T5"> </text:span>для<text:span text:style-name="T5"> </text:span>оплаты<text:span text:style-name="T5"> </text:span>услуги<text:span text:style-name="T5"> </text:span>Банка<text:span text:style-name="T5"> </text:span>на<text:span text:style-name="T5"> </text:span>расчётном<text:span text:style-name="T5"> </text:span>счете<text:span text:style-name="T5"> </text:span>клиента<text:span text:style-name="T5"> </text:span>до<text:span text:style-name="T5"> </text:span>17:00<text:span text:style-name="T5"> </text:span>текущего<text:span text:style-name="T5"> </text:span>дня,<text:span text:style-name="T5"> </text:span><text:span text:style-name="T14">Бухгалтер</text:span><text:span text:style-name="T50"> </text:span><text:span text:style-name="T51">помещае</text:span>т<text:span text:style-name="T5"> </text:span><text:span text:style-name="T12">банковский ордер (</text:span>БО<text:span text:style-name="T49">)</text:span><text:span text:style-name="T5"> </text:span>в<text:span text:style-name="T5"> </text:span>картотеку <text:span text:style-name="T49">90902 «Расчетные документы, не оплаченные в срок» и</text:span><text:span text:style-name="T5"> </text:span><text:span text:style-name="T12">приостанавливает</text:span><text:span text:style-name="T5"> </text:span>предоставление<text:span text:style-name="T5"> </text:span>услуги<text:span text:style-name="T5"> </text:span>SMS-информирования <text:span text:style-name="T52">до момента оплаты</text:span>. <text:span text:style-name="T52">При этом клиенту формируется сообщение о приостановлении оказания услуги SMS-информирования.</text:span></text:p>
      <text:p text:style-name="P21">После оплаты Клиентом задолженности по данной услуге, Бухгалтер возобновляет предоставление услуги SMS-информирования. <text:span text:style-name="T52">При этом клиенту формируется сообщение о возобновлении оказания услуги SMS-информирования.</text:span></text:p>
      <text:list xml:id="list1826794463" text:continue-numbering="true" text:style-name="WW8Num2">
        <text:list-item>
          <text:list>
            <text:list-item>
              <text:h text:style-name="P65" text:outline-level="2">Прекращение<text:span text:style-name="T1"> </text:span>предоставления<text:span text:style-name="T1"> </text:span>услуги<text:span text:style-name="T1"> </text:span>SMS-информирования</text:h>
            </text:list-item>
          </text:list>
        </text:list-item>
      </text:list>
      <text:p text:style-name="P23">Прекращение предоставления услуги SMS-информирования производится по письменной Заявке клиента.</text:p>
      <text:list xml:id="list302122662" text:continue-numbering="true" text:style-name="WW8Num2">
        <text:list-item>
          <text:h text:style-name="P67" text:outline-level="1">Ответственность.</text:h>
        </text:list-item>
      </text:list>
      <text:p text:style-name="Text_20_body">Банк<text:span text:style-name="T5"> </text:span>контролирует<text:span text:style-name="T5"> </text:span>и<text:span text:style-name="T5"> </text:span>обеспечивает<text:span text:style-name="T5"> </text:span>непрерывную<text:span text:style-name="T5"> </text:span>работу<text:span text:style-name="T5"> </text:span>элементов<text:span text:style-name="T5"> </text:span>инфраструктуры,<text:span text:style-name="T5"> </text:span>отвечающих<text:span text:style-name="T5"> </text:span>за<text:span text:style-name="T5"> </text:span>функционирование<text:span text:style-name="T5"> </text:span>процесса.</text:p>
      <text:p text:style-name="Text_20_body"><text:soft-page-break/>Банк<text:span text:style-name="T5"> </text:span>осуществляет<text:span text:style-name="T5"> </text:span>техническую<text:span text:style-name="T5"> </text:span>поддержку<text:span text:style-name="T5"> </text:span>клиентов<text:span text:style-name="T5"> </text:span>по<text:span text:style-name="T5"> </text:span>телефону<text:span text:style-name="T5"> </text:span>в<text:span text:style-name="T5"> </text:span>рабочее<text:span text:style-name="T5"> </text:span>время.<text:span text:style-name="T5"> </text:span>Телефоны<text:span text:style-name="T5"> </text:span>технической<text:span text:style-name="T5"> </text:span>поддержки<text:span text:style-name="T5">: 291-03-99, 291-03-92, 291-03-90. Часы работы и телефоны технической поддержки приведены на </text:span><text:span text:style-name="T10">web-</text:span><text:span text:style-name="T5">сайте Банка.</text:span></text:p>
      <text:p text:style-name="Text_20_body"><text:span text:style-name="T5">Все изменения в списке услуг информирования и адресатах получения сообщений производятся Банком только по письменной заявке клиента, подписанной первым лицом клиента и заверенной печатью клиента. Формы Заявок приведены на </text:span><text:span text:style-name="T18">web-с</text:span><text:span text:style-name="T5">айте Банка:</text:span></text:p>
      <text:list xml:id="list298657993" text:continue-list="list1824763145" text:style-name="WW8Num3">
        <text:list-item>
          <text:p text:style-name="P58">в<text:span text:style-name="T5"> </text:span>рамках<text:span text:style-name="T5"> </text:span>договора<text:span text:style-name="T5"> </text:span>на<text:span text:style-name="T5"> </text:span>обслуживание<text:span text:style-name="T5"> </text:span>в<text:span text:style-name="T5"> </text:span>системе<text:span text:style-name="T5"> </text:span>Банк-Клиент<text:span text:style-name="T5"> </text:span>-<text:span text:style-name="T5"> </text:span>www.bankperm.ru/req_sms_bc.pdf</text:p>
        </text:list-item>
        <text:list-item>
          <text:p text:style-name="P59">в рамках договора банковского счета - www.bankperm.ru/req_sms_rko.pdf</text:p>
        </text:list-item>
      </text:list>
      <text:p text:style-name="P8">Изменения вступают в силу не позднее 2 (двух) рабочих дней после получения Заявки от клиента.</text:p>
      <text:p text:style-name="Text_20_body">При<text:span text:style-name="T5"> </text:span>отправке<text:span text:style-name="T5"> </text:span>сообщений<text:span text:style-name="T5"> </text:span>Банк<text:span text:style-name="T5"> </text:span>несет<text:span text:style-name="T5"> </text:span>ответственность<text:span text:style-name="T5"> </text:span>до<text:span text:style-name="T5"> </text:span>момента<text:span text:style-name="T5"> </text:span>передачи<text:span text:style-name="T5"> </text:span>сообщения<text:span text:style-name="T5"> </text:span>в<text:span text:style-name="T5"> </text:span>сеть<text:span text:style-name="T5"> </text:span>провайдера<text:span text:style-name="T5"> </text:span>услуги<text:span text:style-name="T5"> </text:span>(оператор<text:span text:style-name="T5"> </text:span>GSM-сети).<text:span text:style-name="T5"> </text:span>Банк<text:span text:style-name="T5"> </text:span>не<text:span text:style-name="T5"> </text:span>несет<text:span text:style-name="T5"> </text:span>ответственности<text:span text:style-name="T5"> </text:span>за<text:span text:style-name="T5"> </text:span>не<text:span text:style-name="T5"> </text:span>получение<text:span text:style-name="T5"> </text:span>клиентом<text:span text:style-name="T5"> </text:span>сообщения<text:span text:style-name="T5"> </text:span>по<text:span text:style-name="T5"> </text:span>любым<text:span text:style-name="T5"> </text:span>причинам<text:span text:style-name="T5"> </text:span>(отсутствие<text:span text:style-name="T5"> </text:span>средств<text:span text:style-name="T5"> </text:span>на<text:span text:style-name="T5"> </text:span>счете<text:span text:style-name="T5"> </text:span>клиента<text:span text:style-name="T5"> </text:span>и<text:span text:style-name="T5"> </text:span>отключение<text:span text:style-name="T5"> </text:span>его<text:span text:style-name="T5"> </text:span>провайдером,<text:span text:style-name="T5"> </text:span>нахождение<text:span text:style-name="T5"> </text:span>вне<text:span text:style-name="T5"> </text:span>зоны<text:span text:style-name="T5"> </text:span>приема<text:span text:style-name="T5"> </text:span>сообщений,<text:span text:style-name="T5"> </text:span>отключение<text:span text:style-name="T5"> </text:span>телефона<text:span text:style-name="T5"> </text:span>клиента<text:span text:style-name="T5"> </text:span>и<text:span text:style-name="T5"> </text:span>подобным).</text:p>
      <text:p text:style-name="Text_20_body">Исполнение<text:span text:style-name="T5"> </text:span>обязательств<text:span text:style-name="T5"> </text:span>Банка<text:span text:style-name="T5"> </text:span>можно<text:span text:style-name="T5"> </text:span>проконтролировать<text:span text:style-name="T5"> </text:span>по<text:span text:style-name="T5"> </text:span>протоколам<text:span text:style-name="T5"> </text:span>формирования<text:span text:style-name="T5"> </text:span>и<text:span text:style-name="T5"> </text:span>передачи<text:span text:style-name="T5"> </text:span>сообщений,<text:span text:style-name="T5"> </text:span>которые<text:span text:style-name="T5"> </text:span>ведутся<text:span text:style-name="T5"> </text:span>Банком.<text:span text:style-name="T5"> </text:span>Банк<text:span text:style-name="T5"> </text:span>примет<text:span text:style-name="T5"> </text:span>меры<text:span text:style-name="T5"> </text:span>по<text:span text:style-name="T5"> </text:span>урегулированию<text:span text:style-name="T5"> </text:span>вопроса<text:span text:style-name="T5"> </text:span>с<text:span text:style-name="T5"> </text:span>клиентом<text:span text:style-name="T5"> </text:span>при<text:span text:style-name="T5"> </text:span>личном<text:span text:style-name="T5"> </text:span>присутствии<text:span text:style-name="T5"> </text:span>уполномоченного<text:span text:style-name="T5"> </text:span>лица<text:span text:style-name="T5"> </text:span>клиента<text:span text:style-name="T5"> </text:span>в<text:span text:style-name="T5"> </text:span>Банке.<text:span text:style-name="T5"> </text:span>В<text:span text:style-name="T5"> </text:span>случае<text:span text:style-name="T5"> </text:span>неудовлетворённости<text:span text:style-name="T5"> </text:span>клиента<text:span text:style-name="T5"> </text:span>ответом<text:span text:style-name="T5"> </text:span>он<text:span text:style-name="T5"> </text:span>может<text:span text:style-name="T5"> </text:span>обратиться<text:span text:style-name="T5"> </text:span>в<text:span text:style-name="T5"> </text:span>Банк<text:span text:style-name="T5"> </text:span>с<text:span text:style-name="T5"> </text:span>письменным<text:span text:style-name="T5"> </text:span>запросом.<text:span text:style-name="T5"> </text:span>Запросы<text:span text:style-name="T5"> </text:span>от<text:span text:style-name="T5"> </text:span>клиентов<text:span text:style-name="T5"> </text:span>принимаются<text:span text:style-name="T5"> </text:span>не<text:span text:style-name="T5"> </text:span>позднее<text:span text:style-name="T5"> </text:span>5<text:span text:style-name="T5"> </text:span>(пяти)<text:span text:style-name="T5"> </text:span>рабочих<text:span text:style-name="T5"> </text:span>дней<text:span text:style-name="T5"> </text:span>за<text:span text:style-name="T5"> </text:span>днем<text:span text:style-name="T5"> </text:span>оказания<text:span text:style-name="T5"> </text:span>спорной<text:span text:style-name="T5"> </text:span>услуги<text:span text:style-name="T5"> </text:span>в<text:span text:style-name="T5"> </text:span>письменном<text:span text:style-name="T5"> </text:span>виде<text:span text:style-name="T5"> </text:span>за<text:span text:style-name="T5"> </text:span>подписью<text:span text:style-name="T5"> </text:span>уполномоченного<text:span text:style-name="T5"> </text:span>лица<text:span text:style-name="T5"> </text:span>клиента.<text:span text:style-name="T5"> </text:span>Банк<text:span text:style-name="T5"> </text:span>примет<text:span text:style-name="T5"> </text:span>решение<text:span text:style-name="T5"> </text:span>в<text:span text:style-name="T5"> </text:span>срок<text:span text:style-name="T5"> </text:span>не<text:span text:style-name="T5"> </text:span>позднее<text:span text:style-name="T5"> </text:span>5 (пяти)<text:span text:style-name="T5"> </text:span>рабочих<text:span text:style-name="T5"> </text:span>дней<text:span text:style-name="T5"> </text:span>после<text:span text:style-name="T5"> </text:span>получения<text:span text:style-name="T5"> </text:span>письменного<text:span text:style-name="T5"> </text:span>запроса<text:span text:style-name="T5"> </text:span>клиента.</text:p>
      <text:p text:style-name="Text_20_body">Банк<text:span text:style-name="T5"> </text:span>вправе<text:span text:style-name="T5"> </text:span>вводить<text:span text:style-name="T5"> </text:span>новые<text:span text:style-name="T5"> </text:span>услуги<text:span text:style-name="T5"> </text:span>информирования,<text:span text:style-name="T5"> </text:span>извещая<text:span text:style-name="T5"> </text:span>клиентов<text:span text:style-name="T5"> </text:span>через<text:span text:style-name="T5"> </text:span>web-сайт<text:span text:style-name="T5"> </text:span>Банка.<text:span text:style-name="T5"> </text:span>Актуальная<text:span text:style-name="T5"> </text:span>информация<text:span text:style-name="T5"> </text:span>по<text:span text:style-name="T5"> </text:span>услугам<text:span text:style-name="T5"> </text:span>SMS-информирования<text:span text:style-name="T5"> </text:span>приведена<text:span text:style-name="T5"> </text:span>на<text:span text:style-name="T5"> </text:span>web-сайте<text:span text:style-name="T5"> </text:span>Банка.</text:p>
      <text:p text:style-name="P22"/>
      <text:p text:style-name="P25">Приложение 1.</text:p>
      <text:p text:style-name="Heading">Список<text:span text:style-name="T2"> </text:span>услуг<text:span text:style-name="T2"> </text:span>информирования<text:span text:style-name="T2"> </text:span>клиентов</text:p>
      <text:p text:style-name="Text_20_body">В<text:span text:style-name="T5"> </text:span>рамках<text:span text:style-name="T5"> </text:span>договора<text:span text:style-name="T5"> </text:span><text:span text:style-name="T17">Б</text:span><text:span text:style-name="T14">анковского</text:span><text:span text:style-name="T17"> </text:span><text:span text:style-name="T14">счета</text:span>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3">Код</text:p>
          </table:table-cell>
          <table:table-cell table:style-name="Таблица4.A1" office:value-type="string">
            <text:p text:style-name="P44">Сообщение</text:p>
          </table:table-cell>
          <table:table-cell table:style-name="Таблица4.C1" office:value-type="string">
            <text:p text:style-name="P44">Время<text:span text:style-name="T5"> </text:span>реагирования,<text:span text:style-name="T5"> </text:span>особенности</text:p>
          </table:table-cell>
        </table:table-row>
        <table:table-row table:style-name="Таблица4.1">
          <table:table-cell table:style-name="Таблица4.A2" office:value-type="string">
            <text:p text:style-name="P33">01</text:p>
          </table:table-cell>
          <table:table-cell table:style-name="Таблица4.A2" office:value-type="string">
            <text:p text:style-name="P36">О<text:span text:style-name="T5"> </text:span>списании<text:span text:style-name="T5"> </text:span>с<text:span text:style-name="T5"> </text:span>Р/С<text:span text:style-name="T5"> </text:span>документов<text:span text:style-name="T5"> </text:span>с<text:span text:style-name="T5"> </text:span>суммой<text:span text:style-name="T5"> </text:span>от<text:span text:style-name="T5"> </text:span>_______________<text:span text:style-name="T5"> </text:span>рублей</text:p>
          </table:table-cell>
          <table:table-cell table:style-name="Таблица4.C2" office:value-type="string">
            <text:p text:style-name="P36">В<text:span text:style-name="T5"> </text:span>течение<text:span text:style-name="T5"> </text:span>15<text:span text:style-name="T5"> </text:span>минут<text:span text:style-name="T5"> </text:span>после<text:span text:style-name="T5"> </text:span>списания<text:span text:style-name="T5"> </text:span>суммы<text:span text:style-name="T5"> </text:span>с<text:span text:style-name="T5"> </text:span>Р/С</text:p>
          </table:table-cell>
        </table:table-row>
        <table:table-row table:style-name="Таблица4.1">
          <table:table-cell table:style-name="Таблица4.A2" office:value-type="string">
            <text:p text:style-name="P33">02</text:p>
          </table:table-cell>
          <table:table-cell table:style-name="Таблица4.A2" office:value-type="string">
            <text:p text:style-name="P36">О<text:span text:style-name="T5"> </text:span>поступлении<text:span text:style-name="T5"> </text:span>на<text:span text:style-name="T5"> </text:span>Р/С<text:span text:style-name="T5"> </text:span>документов<text:span text:style-name="T5"> </text:span>с<text:span text:style-name="T5"> </text:span>суммой<text:span text:style-name="T5"> </text:span>от<text:span text:style-name="T5"> </text:span>______________<text:span text:style-name="T5"> </text:span>рублей</text:p>
          </table:table-cell>
          <table:table-cell table:style-name="Таблица4.C2" office:value-type="string">
            <text:p text:style-name="P36">В<text:span text:style-name="T5"> </text:span>течение<text:span text:style-name="T5"> </text:span>15<text:span text:style-name="T5"> </text:span>минут<text:span text:style-name="T5"> </text:span>после<text:span text:style-name="T5"> </text:span>зачисления<text:span text:style-name="T5"> </text:span>суммы<text:span text:style-name="T5"> </text:span>на<text:span text:style-name="T5"> </text:span>Р/С</text:p>
          </table:table-cell>
        </table:table-row>
        <table:table-row table:style-name="Таблица4.1">
          <table:table-cell table:style-name="Таблица4.A2" office:value-type="string">
            <text:p text:style-name="P33">03</text:p>
          </table:table-cell>
          <table:table-cell table:style-name="Таблица4.A2" office:value-type="string">
            <text:p text:style-name="P36">Общее<text:span text:style-name="T5"> </text:span>количество<text:span text:style-name="T5"> </text:span>поступивших<text:span text:style-name="T5"> </text:span>на<text:span text:style-name="T5"> </text:span>Р/С<text:span text:style-name="T5"> </text:span>и<text:span text:style-name="T5"> </text:span>списанных<text:span text:style-name="T5"> </text:span>документов</text:p>
          </table:table-cell>
          <table:table-cell table:style-name="Таблица4.C2" office:value-type="string">
            <text:p text:style-name="P36">В<text:span text:style-name="T5"> </text:span>17:30<text:span text:style-name="T5"> </text:span>а<text:span text:style-name="T5"> </text:span>также<text:span text:style-name="T5"> </text:span>если<text:span text:style-name="T5"> </text:span>были<text:span text:style-name="T5"> </text:span>изменения<text:span text:style-name="T5"> </text:span>-<text:span text:style-name="T5"> </text:span>в<text:span text:style-name="T5"> </text:span>20:00<text:span text:style-name="T5"> </text:span>и<text:span text:style-name="T5"> </text:span>в<text:span text:style-name="T5"> </text:span>9:30<text:span text:style-name="T5"> <text:s text:c="15"/></text:span>(за<text:span text:style-name="T5"> </text:span>предыдущий<text:span text:style-name="T5"> </text:span>операционный<text:span text:style-name="T5"> </text:span>день)</text:p>
          </table:table-cell>
        </table:table-row>
        <table:table-row table:style-name="Таблица4.1">
          <table:table-cell table:style-name="Таблица4.A2" office:value-type="string">
            <text:p text:style-name="P33">04</text:p>
          </table:table-cell>
          <table:table-cell table:style-name="Таблица4.A2" office:value-type="string">
            <text:p text:style-name="P36">Обороты<text:span text:style-name="T5"> </text:span>и<text:span text:style-name="T5"> </text:span>остаток<text:span text:style-name="T5"> </text:span>по<text:span text:style-name="T5"> </text:span>Р/С</text:p>
          </table:table-cell>
          <table:table-cell table:style-name="Таблица4.C2" office:value-type="string">
            <text:p text:style-name="P36">В<text:span text:style-name="T5"> </text:span>17:30<text:span text:style-name="T5"> </text:span>а<text:span text:style-name="T5"> </text:span>также<text:span text:style-name="T5"> </text:span>если<text:span text:style-name="T5"> </text:span>были<text:span text:style-name="T5"> </text:span>изменения<text:span text:style-name="T5"> </text:span>-<text:span text:style-name="T5"> </text:span>в<text:span text:style-name="T5"> </text:span>20:00<text:span text:style-name="T5"> </text:span>и<text:span text:style-name="T5"> </text:span>в<text:span text:style-name="T5"> </text:span>9:30<text:span text:style-name="T5"> <text:s text:c="17"/></text:span>(за<text:span text:style-name="T5"> </text:span>предыдущий<text:span text:style-name="T5"> </text:span>операционный<text:span text:style-name="T5"> </text:span>день)</text:p>
          </table:table-cell>
        </table:table-row>
        <table:table-row table:style-name="Таблица4.1">
          <table:table-cell table:style-name="Таблица4.A2" office:value-type="string">
            <text:p text:style-name="P33">05</text:p>
          </table:table-cell>
          <table:table-cell table:style-name="Таблица4.A2" office:value-type="string">
            <text:p text:style-name="P54">О решении ИФНС о приостановлении операций по Р/С и об отмене указанного решения, об арестах Р/С уполномоченными государственными органами</text:p>
          </table:table-cell>
          <table:table-cell table:style-name="Таблица4.C2" office:value-type="string">
            <text:p text:style-name="P36">Не<text:span text:style-name="T5"> </text:span>позднее<text:span text:style-name="T5"> </text:span>1<text:span text:style-name="T5"> </text:span>часа<text:span text:style-name="T5"> </text:span>после<text:span text:style-name="T5"> </text:span>получения<text:span text:style-name="T5"> </text:span>и<text:span text:style-name="T5"> </text:span>обработки<text:span text:style-name="T5"> </text:span>решения<text:span text:style-name="T5"> <text:s text:c="12"/></text:span>из<text:span text:style-name="T5"> </text:span>ИФНС</text:p>
          </table:table-cell>
        </table:table-row>
        <table:table-row table:style-name="Таблица4.1">
          <table:table-cell table:style-name="Таблица4.A2" office:value-type="string">
            <text:p text:style-name="P33">06</text:p>
          </table:table-cell>
          <table:table-cell table:style-name="Таблица4.A2" office:value-type="string">
            <text:p text:style-name="P36">Об<text:span text:style-name="T5"> </text:span>окончании<text:span text:style-name="T5"> </text:span>срока<text:span text:style-name="T5"> </text:span>полномочий<text:span text:style-name="T5"> </text:span>руководителя</text:p>
          </table:table-cell>
          <table:table-cell table:style-name="Таблица4.C2" office:value-type="string">
            <text:p text:style-name="P36">В<text:span text:style-name="T5"> </text:span>11:00<text:span text:style-name="T5"> </text:span>за<text:span text:style-name="T5"> </text:span>10,<text:span text:style-name="T5"> </text:span>5,<text:span text:style-name="T5"> </text:span>1<text:span text:style-name="T5"> </text:span>дней<text:span text:style-name="T5"> </text:span>до<text:span text:style-name="T5"> </text:span>окончания<text:span text:style-name="T5"> </text:span>срока<text:span text:style-name="T5"> </text:span>полномочий<text:span text:style-name="T5"> </text:span>и<text:span text:style-name="T5"> </text:span>на<text:span text:style-name="T5"> </text:span>1,<text:span text:style-name="T5"> </text:span>5,<text:span text:style-name="T5"> </text:span>10<text:span text:style-name="T5"> </text:span>день<text:span text:style-name="T5"> </text:span>после<text:span text:style-name="T5"> </text:span>окончания<text:span text:style-name="T5"> </text:span>срока<text:span text:style-name="T5"> </text:span>полномочий<text:span text:style-name="T5"> </text:span>(до<text:span text:style-name="T5"> </text:span>момента<text:span text:style-name="T5"> </text:span>ввода<text:span text:style-name="T5"> </text:span>в<text:span text:style-name="T5"> </text:span>АРМКлиентыБанка<text:span text:style-name="T5"> </text:span>новых<text:span text:style-name="T5"> </text:span>полномочий)</text:p>
          </table:table-cell>
        </table:table-row>
        <table:table-row table:style-name="Таблица4.1">
          <table:table-cell table:style-name="Таблица4.A2" office:value-type="string">
            <text:p text:style-name="P33">07</text:p>
          </table:table-cell>
          <table:table-cell table:style-name="Таблица4.A2" office:value-type="string">
            <text:p text:style-name="P36">О<text:span text:style-name="T5"> </text:span>помещении<text:span text:style-name="T5"> </text:span>документа<text:span text:style-name="T5"> </text:span>в<text:span text:style-name="T5"> </text:span>картотеку</text:p>
          </table:table-cell>
          <table:table-cell table:style-name="Таблица4.C2" office:value-type="string">
            <text:p text:style-name="P36">В<text:span text:style-name="T5"> </text:span>17:30<text:span text:style-name="T5"> </text:span>а<text:span text:style-name="T5"> </text:span>также<text:span text:style-name="T5"> </text:span>если<text:span text:style-name="T5"> </text:span>были<text:span text:style-name="T5"> </text:span>изменения<text:span text:style-name="T5"> </text:span>-<text:span text:style-name="T5"> </text:span>в<text:span text:style-name="T5"> </text:span>20:00<text:span text:style-name="T5"> </text:span>и<text:span text:style-name="T5"> </text:span>в<text:span text:style-name="T5"> </text:span>9:30<text:span text:style-name="T5"> <text:s text:c="11"/></text:span>(за<text:span text:style-name="T5"> </text:span>предыдущий<text:span text:style-name="T5"> </text:span>операционный<text:span text:style-name="T5"> </text:span>день)</text:p>
          </table:table-cell>
        </table:table-row>
        <table:table-row table:style-name="Таблица4.9">
          <table:table-cell table:style-name="Таблица4.A2" office:value-type="string">
            <text:p text:style-name="P33">08</text:p>
          </table:table-cell>
          <table:table-cell table:style-name="Таблица4.A2" office:value-type="string">
            <text:p text:style-name="P36">О<text:span text:style-name="T5"> </text:span>не<text:span text:style-name="T5"> </text:span>оплате<text:span text:style-name="T5"> </text:span>в<text:span text:style-name="T5"> </text:span>срок<text:span text:style-name="T5"> </text:span>услуг<text:span text:style-name="T5"> </text:span>банка <text:span text:style-name="T35">(бесплатно)</text:span></text:p>
          </table:table-cell>
          <table:table-cell table:style-name="Таблица4.C2" office:value-type="string">
            <text:p text:style-name="P55">Два раза в рабочие дни 5 и 10 числа месяца, следующего за месяцем получения услуги (до момента оплаты)</text:p>
          </table:table-cell>
        </table:table-row>
        <table:table-row table:style-name="Таблица4.1">
          <table:table-cell table:style-name="Таблица4.A2" office:value-type="string">
            <text:p text:style-name="P56">11</text:p>
          </table:table-cell>
          <table:table-cell table:style-name="Таблица4.A2" office:value-type="string">
            <text:p text:style-name="P37"><text:span text:style-name="T7">Об операции списания и остатке Р/С документов с суммой от ______________ руб.</text:span><text:span text:style-name="T5"> </text:span></text:p>
          </table:table-cell>
          <table:table-cell table:style-name="Таблица4.C2" office:value-type="string">
            <text:p text:style-name="P55">В течение 15 минут после списания суммы с Р/С</text:p>
          </table:table-cell>
        </table:table-row>
        <table:table-row table:style-name="Таблица4.1">
          <table:table-cell table:style-name="Таблица4.A2" office:value-type="string">
            <text:p text:style-name="P56">12</text:p>
          </table:table-cell>
          <table:table-cell table:style-name="Таблица4.A2" office:value-type="string">
            <text:p text:style-name="P55">Об операции зачисления и остатке Р/С документов с суммой от ______________ руб.</text:p>
          </table:table-cell>
          <table:table-cell table:style-name="Таблица4.C2" office:value-type="string">
            <text:p text:style-name="P55">В течение 15 минут после зачисления суммы на Р/С</text:p>
          </table:table-cell>
        </table:table-row>
      </table:table>
      <text:p text:style-name="Text_20_body"/>
      <text:p text:style-name="Text_20_body">В<text:span text:style-name="T5"> </text:span>рамках<text:span text:style-name="T5"> </text:span>договора<text:span text:style-name="T5"> </text:span><text:span text:style-name="T14">Банк-Клиент</text:span>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3">Код</text:p>
          </table:table-cell>
          <table:table-cell table:style-name="Таблица5.A1" office:value-type="string">
            <text:p text:style-name="P44">Сообщение</text:p>
          </table:table-cell>
          <table:table-cell table:style-name="Таблица5.C1" office:value-type="string">
            <text:p text:style-name="P44">Краткое<text:span text:style-name="T5"> </text:span>описание</text:p>
          </table:table-cell>
        </table:table-row>
        <table:table-row table:style-name="Таблица5.1">
          <table:table-cell table:style-name="Таблица5.A2" office:value-type="string">
            <text:p text:style-name="P33">31</text:p>
          </table:table-cell>
          <table:table-cell table:style-name="Таблица5.A2" office:value-type="string">
            <text:p text:style-name="P36">Об<text:span text:style-name="T5"> </text:span>окончании<text:span text:style-name="T5"> </text:span>срока<text:span text:style-name="T5"> </text:span>действия<text:span text:style-name="T5"> </text:span>ключей<text:span text:style-name="T5"> </text:span>ЭП</text:p>
          </table:table-cell>
          <table:table-cell table:style-name="Таблица5.C2" office:value-type="string">
            <text:p text:style-name="P36">В<text:span text:style-name="T5"> </text:span>11:00<text:span text:style-name="T5"> </text:span>за<text:span text:style-name="T5"> </text:span>10,<text:span text:style-name="T5"> </text:span>5,<text:span text:style-name="T5"> </text:span>1<text:span text:style-name="T5"> </text:span>дней<text:span text:style-name="T5"> </text:span>до<text:span text:style-name="T5"> </text:span>окончания<text:span text:style-name="T5"> </text:span>срока<text:span text:style-name="T5"> </text:span>действия<text:span text:style-name="T5"> </text:span>ключа<text:span text:style-name="T5"> </text:span>электронной<text:span text:style-name="T5"> </text:span>подписи<text:span text:style-name="T5"> </text:span>и<text:span text:style-name="T5"> </text:span>на<text:span text:style-name="T5"> </text:span>1,<text:span text:style-name="T5"> </text:span>5,<text:span text:style-name="T5"> </text:span>10<text:span text:style-name="T5"> </text:span>день<text:span text:style-name="T5"> </text:span>после<text:span text:style-name="T5"> </text:span>окончания<text:span text:style-name="T5"> </text:span></text:p>
          </table:table-cell>
        </table:table-row>
        <table:table-row table:style-name="Таблица5.1">
          <table:table-cell table:style-name="Таблица5.A2" office:value-type="string">
            <text:p text:style-name="P33">32</text:p>
          </table:table-cell>
          <table:table-cell table:style-name="Таблица5.A2" office:value-type="string">
            <text:p text:style-name="P36">О<text:span text:style-name="T5"> </text:span>регистрации<text:span text:style-name="T5"> </text:span>новых<text:span text:style-name="T5"> </text:span>ключей<text:span text:style-name="T5"> </text:span>ЭП<text:span text:style-name="T5"> </text:span>и<text:span text:style-name="T5"> </text:span>дополнительных<text:span text:style-name="T5"> </text:span>ключей<text:span text:style-name="T5"> </text:span>ЭП<text:span text:style-name="T5"> </text:span>документов</text:p>
          </table:table-cell>
          <table:table-cell table:style-name="Таблица5.C2" office:value-type="string">
            <text:p text:style-name="P36">Не<text:span text:style-name="T5"> </text:span>позднее<text:span text:style-name="T5"> </text:span>15<text:span text:style-name="T5"> </text:span>минут<text:span text:style-name="T5"> </text:span>после<text:span text:style-name="T5"> </text:span>регистрации<text:span text:style-name="T5"> </text:span>(ввода<text:span text:style-name="T5"> </text:span>в<text:span text:style-name="T5"> </text:span>действие)<text:span text:style-name="T5"> </text:span>сотрудником<text:span text:style-name="T5"> </text:span>банка<text:span text:style-name="T5"> </text:span>нового<text:span text:style-name="T5"> </text:span>ключа<text:span text:style-name="T5"> </text:span>ЭП.<text:span text:style-name="T5"> </text:span>Информация<text:span text:style-name="T5"> </text:span>о<text:span text:style-name="T5"> </text:span>регистрации<text:span text:style-name="T5"> </text:span>нового<text:span text:style-name="T5"> </text:span>ключа<text:span text:style-name="T5"> </text:span>ЭП<text:span text:style-name="T5"> </text:span>Банка<text:span text:style-name="T5"> </text:span>и<text:span text:style-name="T5"> </text:span>формировании<text:span text:style-name="T5"> </text:span>новой<text:span text:style-name="T5"> </text:span>Базы<text:span text:style-name="T5"> </text:span>Сертификатов<text:span text:style-name="T5"> — </text:span>бесплатно.</text:p>
          </table:table-cell>
        </table:table-row>
        <table:table-row table:style-name="Таблица5.1">
          <table:table-cell table:style-name="Таблица5.A2" office:value-type="string">
            <text:p text:style-name="P33">33</text:p>
          </table:table-cell>
          <table:table-cell table:style-name="Таблица5.A2" office:value-type="string">
            <text:p text:style-name="P36">О<text:span text:style-name="T5"> </text:span>запрете <text:span text:style-name="T43">или</text:span> разрешении<text:span text:style-name="T5"> </text:span>передачи<text:span text:style-name="T5"> </text:span><text:span text:style-name="T8">клиентом </text:span>документов<text:span text:style-name="T5"> </text:span><text:span text:style-name="T8">по системе</text:span><text:span text:style-name="T5"> </text:span>Банк-Клиент</text:p>
          </table:table-cell>
          <table:table-cell table:style-name="Таблица5.C2" office:value-type="string">
            <text:p text:style-name="P36">Не<text:span text:style-name="T5"> </text:span>позднее<text:span text:style-name="T5"> </text:span>15<text:span text:style-name="T5"> </text:span>минут<text:span text:style-name="T5"> </text:span>после<text:span text:style-name="T5"> </text:span>изменения<text:span text:style-name="T5"> </text:span>статуса<text:span text:style-name="T5"> </text:span>передачи<text:span text:style-name="T5"> </text:span>документов<text:span text:style-name="T5"> </text:span>по<text:span text:style-name="T5"> </text:span>Банк-Клиент<text:span text:style-name="T5"> </text:span>сотрудником<text:span text:style-name="T5"> </text:span>банка</text:p>
          </table:table-cell>
        </table:table-row>
        <table:table-row table:style-name="Таблица5.1">
          <table:table-cell table:style-name="Таблица5.A2" office:value-type="string">
            <text:p text:style-name="P33">34</text:p>
          </table:table-cell>
          <table:table-cell table:style-name="Таблица5.A2" office:value-type="string">
            <text:p text:style-name="P36">О<text:span text:style-name="T5"> </text:span>приёме<text:span text:style-name="T5"> </text:span>документа<text:span text:style-name="T5"> </text:span>по<text:span text:style-name="T5"> </text:span>системе<text:span text:style-name="T5"> </text:span>Банк-Клиент<text:span text:style-name="T5"> </text:span>с<text:span text:style-name="T5"> </text:span>суммой<text:span text:style-name="T5"> </text:span>от<text:span text:style-name="T5"> </text:span>_______________<text:span text:style-name="T5"> </text:span>рублей</text:p>
          </table:table-cell>
          <table:table-cell table:style-name="Таблица5.C2" office:value-type="string">
            <text:p text:style-name="P36">Не<text:span text:style-name="T5"> </text:span>позднее<text:span text:style-name="T5"> </text:span>15<text:span text:style-name="T5"> </text:span>минут<text:span text:style-name="T5"> </text:span>после<text:span text:style-name="T5"> </text:span>приёма<text:span text:style-name="T5"> </text:span>документа<text:span text:style-name="T5"> </text:span>по<text:span text:style-name="T5"> </text:span>системе<text:span text:style-name="T5"> </text:span>Банк-Клиент</text:p>
          </table:table-cell>
        </table:table-row>
      </table:table>
      <text:p text:style-name="P29"/>
      <text:p text:style-name="Text_20_body">По<text:span text:style-name="T5"> </text:span>договору<text:span text:style-name="T5"> </text:span><text:span text:style-name="T14">Банковской</text:span><text:span text:style-name="T17"> </text:span><text:span text:style-name="T14">ячейки</text:span><text:span text:style-name="T5"> </text:span>(входит<text:span text:style-name="T5"> </text:span>в<text:span text:style-name="T5"> </text:span>стоимость<text:span text:style-name="T5"> </text:span>услуги)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43">Код</text:p>
          </table:table-cell>
          <table:table-cell table:style-name="Таблица6.A1" office:value-type="string">
            <text:p text:style-name="P44">Наименование<text:span text:style-name="T5"> </text:span>услуги</text:p>
          </table:table-cell>
          <table:table-cell table:style-name="Таблица6.C1" office:value-type="string">
            <text:p text:style-name="P44">Краткое<text:span text:style-name="T5"> </text:span>описание</text:p>
          </table:table-cell>
        </table:table-row>
        <table:table-row table:style-name="Таблица6.1">
          <table:table-cell table:style-name="Таблица6.A2" office:value-type="string">
            <text:p text:style-name="P33">41</text:p>
          </table:table-cell>
          <table:table-cell table:style-name="Таблица6.A2" office:value-type="string">
            <text:p text:style-name="P36">Об<text:span text:style-name="T5"> </text:span>окончании<text:span text:style-name="T5"> </text:span>срока<text:span text:style-name="T5"> </text:span>действия<text:span text:style-name="T5"> </text:span>договора</text:p>
          </table:table-cell>
          <table:table-cell table:style-name="Таблица6.C2" office:value-type="string">
            <text:p text:style-name="P36">В<text:span text:style-name="T5"> </text:span>11:00<text:span text:style-name="T5"> </text:span>за<text:span text:style-name="T5"> </text:span>1<text:span text:style-name="T5"> </text:span>день<text:span text:style-name="T5"> </text:span>до<text:span text:style-name="T5"> </text:span>окончания<text:span text:style-name="T5"> </text:span>срока<text:span text:style-name="T5"> </text:span>договора<text:span text:style-name="T5"> </text:span>и<text:span text:style-name="T5"> </text:span>в<text:span text:style-name="T5"> </text:span>день<text:span text:style-name="T5"> </text:span>окончания<text:span text:style-name="T5"> </text:span>срока<text:span text:style-name="T5"> </text:span>договора</text:p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33">42</text:p>
          </table:table-cell>
          <table:table-cell table:style-name="Таблица6.A2" office:value-type="string">
            <text:p text:style-name="P36">О необходимости оплаты услуги</text:p>
          </table:table-cell>
          <table:table-cell table:style-name="Таблица6.C2" office:value-type="string">
            <text:p text:style-name="P36">Вручную сотрудником банка</text:p>
          </table:table-cell>
        </table:table-row>
      </table:table>
      <text:p text:style-name="Text_20_body"/>
      <text:p text:style-name="P30"><text:span text:style-name="T14">Информация об изменении</text:span> списка услуг доп.соглашения <text:span text:style-name="T36">к договору Банковского счета </text:span><text:span text:style-name="T37">(бесплатно)</text:span>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46">Код</text:p>
          </table:table-cell>
          <table:table-cell table:style-name="Таблица14.A1" office:value-type="string">
            <text:p text:style-name="P45">Наименование услуги</text:p>
          </table:table-cell>
          <table:table-cell table:style-name="Таблица14.C1" office:value-type="string">
            <text:p text:style-name="P45">Краткое 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52"/>
          </table:table-cell>
          <table:table-cell table:style-name="Таблица14.A2" office:value-type="string">
            <text:p text:style-name="P48">Об <text:span text:style-name="T37">изменении списка услуг SMS-информирования</text:span></text:p>
          </table:table-cell>
          <table:table-cell table:style-name="Таблица14.C2" office:value-type="string">
            <text:p text:style-name="P50">Непосредственно после изменения списка услуг</text:p>
          </table:table-cell>
        </table:table-row>
        <table:table-row table:style-name="Таблица14.1">
          <table:table-cell table:style-name="Таблица14.A2" office:value-type="string">
            <text:p text:style-name="P34"/>
          </table:table-cell>
          <table:table-cell table:style-name="Таблица14.A2" office:value-type="string">
            <text:p text:style-name="P47">О <text:span text:style-name="T37">приостановлении за неуплату услуги SMS-информирования и возобновлении услуги</text:span></text:p>
          </table:table-cell>
          <table:table-cell table:style-name="Таблица14.C2" office:value-type="string">
            <text:p text:style-name="P38"><text:span text:style-name="T38">Непосредственно после приостановления/возобновления услуги</text:span> сотрудником банка</text:p>
          </table:table-cell>
        </table:table-row>
      </table:table>
      <text:p text:style-name="P16"/>
      <text:p text:style-name="P30"><text:span text:style-name="T14">Срочное сообщение </text:span><text:span text:style-name="T15">Банка</text:span> <text:span text:style-name="T36">в рамках договоров Банковского счета или Банк-Клиент (</text:span><text:span text:style-name="T37">бесплатно)</text:span>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6">Код</text:p>
          </table:table-cell>
          <table:table-cell table:style-name="Таблица2.A1" office:value-type="string">
            <text:p text:style-name="P45">Наименование услуги</text:p>
          </table:table-cell>
          <table:table-cell table:style-name="Таблица2.C1" office:value-type="string">
            <text:p text:style-name="P45">Краткое описание</text:p>
          </table:table-cell>
        </table:table-row>
        <table:table-row table:style-name="Таблица2.1">
          <table:table-cell table:style-name="Таблица2.A2" office:value-type="string">
            <text:p text:style-name="P51">10</text:p>
          </table:table-cell>
          <table:table-cell table:style-name="Таблица2.A2" office:value-type="string">
            <text:p text:style-name="P50">Срочное сообщение банка</text:p>
          </table:table-cell>
          <table:table-cell table:style-name="Таблица2.C2" office:value-type="string">
            <text:p text:style-name="P49">Вручную сотрудником банка</text:p>
          </table:table-cell>
        </table:table-row>
      </table:table>
      <text:p text:style-name="P16"/>
      <text:p text:style-name="P22"/>
      <text:p text:style-name="P62">Приложение 2.</text:p>
      <text:p text:style-name="Heading">Список<text:span text:style-name="T2"> </text:span>услуг<text:span text:style-name="T2"> </text:span>с<text:span text:style-name="T2"> </text:span>шаблонами<text:span text:style-name="T2"> </text:span>текстов<text:span text:style-name="T2"> </text:span>сообщений</text:p>
      <text:p text:style-name="P29">Информация<text:span text:style-name="T5"> </text:span>по<text:span text:style-name="T5"> </text:span>состоянию<text:span text:style-name="T5"> </text:span><text:span text:style-name="T14">Банковских</text:span><text:span text:style-name="T17"> </text:span><text:span text:style-name="T14">счетов</text:span>:</text:p>
      <text:p text:style-name="Preformatted_20_Text">1.<text:span text:style-name="T20"> </text:span>01:<text:span text:style-name="T20"> </text:span>30.06.2011<text:span text:style-name="T20"> </text:span>списан<text:span text:style-name="T20"> №</text:span>123<text:span text:style-name="T20"> </text:span>на<text:span text:style-name="T20"> </text:span>сумму<text:span text:style-name="T20"> </text:span>999<text:span text:style-name="T20"> </text:span>999.99<text:span text:style-name="T20"> </text:span>руб.<text:span text:style-name="T20"> </text:span>Р/С<text:span text:style-name="T20"> </text:span>99999999999999999999<text:span text:style-name="T20"> </text:span>-&gt;<text:span text:style-name="T20"> </text:span>БИК<text:span text:style-name="T20"> </text:span>999999999<text:span text:style-name="T20"> </text:span>Р/С<text:span text:style-name="T20"> </text:span>99999999999999999999</text:p>
      <text:p text:style-name="Preformatted_20_Text">2.<text:span text:style-name="T20"> </text:span>02:<text:span text:style-name="T20"> </text:span>30.06.2011<text:span text:style-name="T20"> </text:span>зачислен<text:span text:style-name="T20"> №</text:span>123<text:span text:style-name="T20"> </text:span>на<text:span text:style-name="T20"> </text:span>сумму<text:span text:style-name="T20"> </text:span>999<text:span text:style-name="T20"> </text:span>999.99<text:span text:style-name="T20"> </text:span>руб.<text:span text:style-name="T20"> </text:span>Р/С<text:span text:style-name="T20"> </text:span>99999999999999999999<text:span text:style-name="T20"> </text:span>&lt;-<text:span text:style-name="T20"> </text:span>БИК<text:span text:style-name="T20"> </text:span>999999999<text:span text:style-name="T20"> </text:span>Р/С<text:span text:style-name="T20"> </text:span>99999999999999999999</text:p>
      <text:p text:style-name="Preformatted_20_Text">3.<text:span text:style-name="T20"> </text:span>03:<text:span text:style-name="T20"> </text:span>30.06.2011<text:span text:style-name="T20"> </text:span>17:30<text:span text:style-name="T20"> <text:s/></text:span>Р/С<text:span text:style-name="T20"> </text:span>99999999999999999999<text:span text:style-name="T20"> </text:span>поступило<text:span text:style-name="T20"> </text:span>999<text:span text:style-name="T20"> </text:span>док.<text:span text:style-name="T20"> </text:span>(+999<text:span text:style-name="T20"> </text:span>999.99<text:span text:style-name="T20"> </text:span>руб.)<text:span text:style-name="T20"> </text:span>списано<text:span text:style-name="T20"> </text:span>999<text:span text:style-name="T20"> </text:span>док.<text:span text:style-name="T20"> </text:span>(-999<text:span text:style-name="T20"> </text:span>999.99<text:span text:style-name="T20"> </text:span>руб.)</text:p>
      <text:p text:style-name="Preformatted_20_Text">4.<text:span text:style-name="T20"> </text:span>04:<text:span text:style-name="T20"> </text:span>30.06.2011<text:span text:style-name="T20"> </text:span>17:30<text:span text:style-name="T20"> <text:s/></text:span>Р/С<text:span text:style-name="T20"> </text:span>99999999999999999999<text:span text:style-name="T20"> </text:span>ДБ<text:span text:style-name="T20"> </text:span>+999<text:span text:style-name="T20"> </text:span>999.99<text:span text:style-name="T20"> </text:span>руб.<text:span text:style-name="T20"> </text:span>КР<text:span text:style-name="T20"> </text:span>-999<text:span text:style-name="T20"> </text:span>999.99<text:span text:style-name="T20"> </text:span>руб.<text:span text:style-name="T20"> </text:span>ОСТАТОК<text:span text:style-name="T20"> </text:span>+999<text:span text:style-name="T20"> </text:span>999.99<text:span text:style-name="T20"> </text:span>руб.</text:p>
      <text:p text:style-name="Preformatted_20_Text">5.<text:span text:style-name="T20"> </text:span>05:<text:span text:style-name="T20"> </text:span>30.06.2011<text:span text:style-name="T20"> </text:span>11:30<text:span text:style-name="T20"> <text:s/></text:span>АРЕСТ<text:span text:style-name="T20"> </text:span>Р/С<text:span text:style-name="T20"> </text:span>99999999999999999999<text:span text:style-name="T20"> </text:span>на<text:span text:style-name="T20"> </text:span>сумму<text:span text:style-name="T20"> </text:span>999<text:span text:style-name="T20"> </text:span>999.99<text:span text:style-name="T20"> </text:span>руб.<text:span text:style-name="T20"> </text:span>ССП</text:p>
      <text:p text:style-name="Preformatted_20_Text"><text:span text:style-name="T20"><text:s text:c="3"/></text:span>05:<text:span text:style-name="T20"> </text:span>30.06.2011<text:span text:style-name="T20"> </text:span>11:30<text:span text:style-name="T20"> <text:s/></text:span>ОТМЕНА<text:span text:style-name="T20"> </text:span>АРЕСТА<text:span text:style-name="T20"> </text:span>Р/С<text:span text:style-name="T20"> </text:span>99999999999999999999<text:span text:style-name="T20"> </text:span>на<text:span text:style-name="T20"> </text:span>сумму<text:span text:style-name="T20"> </text:span>999<text:span text:style-name="T20"> </text:span>999.99<text:span text:style-name="T20"> </text:span>руб.<text:span text:style-name="T20"> </text:span>ИФНС</text:p>
      <text:p text:style-name="Preformatted_20_Text"><text:span text:style-name="T20"><text:s text:c="3"/></text:span>05:<text:span text:style-name="T20"> </text:span>30.06.2011<text:span text:style-name="T20"> </text:span>11:30<text:span text:style-name="T20"> <text:s/></text:span>АРЕСТ<text:span text:style-name="T20"> </text:span>Р/С<text:span text:style-name="T20"> </text:span>99999999999999999999<text:span text:style-name="T20"> — </text:span>все<text:span text:style-name="T20"> </text:span>операции.<text:span text:style-name="T20"> </text:span>ИФНС</text:p>
      <text:p text:style-name="Preformatted_20_Text">6.<text:span text:style-name="T20"> </text:span>06:<text:span text:style-name="T20"> </text:span>30.06.2011<text:span text:style-name="T20"> </text:span>11:30<text:span text:style-name="T20"> <text:s/></text:span>Пожалуйста,<text:span text:style-name="T20"> </text:span>продлите<text:span text:style-name="T20"> </text:span>полномочия<text:span text:style-name="T20"> </text:span>руководителя</text:p>
      <text:p text:style-name="Preformatted_20_Text">7.<text:span text:style-name="T20"> </text:span>07:<text:span text:style-name="T20"> </text:span>30.06.2011<text:span text:style-name="T20"> </text:span>помещён<text:span text:style-name="T20"> </text:span>в<text:span text:style-name="T20"> </text:span>картотеку<text:span text:style-name="T20"> №</text:span>123<text:span text:style-name="T20"> </text:span>на<text:span text:style-name="T20"> </text:span>сумму<text:span text:style-name="T20"> </text:span>999<text:span text:style-name="T20"> </text:span>999.99<text:span text:style-name="T20"> </text:span>руб.</text:p>
      <text:p text:style-name="Preformatted_20_Text">8.<text:span text:style-name="T20"> </text:span>08:<text:span text:style-name="T20"> </text:span>30.06.2011<text:span text:style-name="T20"> </text:span>11:30<text:span text:style-name="T20"> <text:s/></text:span>Пожалуйста,<text:span text:style-name="T20"> </text:span>оплатите<text:span text:style-name="T20"> </text:span>услуги<text:span text:style-name="T20"> </text:span>банка<text:span text:style-name="T20"> </text:span>за<text:span text:style-name="T20"> </text:span>МАЙ<text:span text:style-name="T20"> </text:span>2011</text:p>
      <text:p text:style-name="P3">10. <text:span text:style-name="T20">1</text:span>1:<text:span text:style-name="T20"> </text:span>30.06.2011<text:span text:style-name="T20"> </text:span>списан<text:span text:style-name="T20"> №</text:span>123<text:span text:style-name="T20"> </text:span>на<text:span text:style-name="T20"> </text:span>сумму<text:span text:style-name="T20"> </text:span>999<text:span text:style-name="T20"> </text:span>999.99<text:span text:style-name="T20"> </text:span>руб.<text:span text:style-name="T20"> ООО "ХХХХХХХХХХХХХХХХХХХХ" ОСТАТОК 99 999.99 руб.</text:span></text:p>
      <text:p text:style-name="P3">11.<text:span text:style-name="T20"> 1</text:span>2:<text:span text:style-name="T20"> </text:span>25.09.2012 зачислен №123 на сумму 9<text:span text:style-name="T20"> </text:span>999.99 руб. ООО "ХХХХХХХХХХХХХХХХХХХХ" ОСТАТОК <text:span text:style-name="T20">99 999.99</text:span> руб.</text:p>
      <text:p text:style-name="Text_20_body"/>
      <text:p text:style-name="P29">Информация<text:span text:style-name="T5"> </text:span>по<text:span text:style-name="T5"> </text:span><text:span text:style-name="T14">Банк-Клиент</text:span>:</text:p>
      <text:p text:style-name="Preformatted_20_Text">1.<text:span text:style-name="T20"> </text:span>31:<text:span text:style-name="T20"> </text:span>Б-К<text:span text:style-name="T20"> </text:span>99999<text:span text:style-name="T20"> </text:span><text:span text:style-name="T18">ЭП</text:span><text:span text:style-name="T21"> </text:span><text:span text:style-name="T18">действуют</text:span><text:span text:style-name="T21"> </text:span><text:span text:style-name="T18">до</text:span><text:span text:style-name="T21"> </text:span><text:span text:style-name="T18">01.07.11,</text:span><text:span text:style-name="T21"> владелец Иванов И.И</text:span></text:p>
      <text:p text:style-name="Preformatted_20_Text"><text:span text:style-name="T20"><text:s text:c="3"/></text:span>31:<text:span text:style-name="T20"> </text:span>Б-К<text:span text:style-name="T20"> </text:span>99999<text:span text:style-name="T20"> </text:span><text:span text:style-name="T18">ЭПдок</text:span><text:span text:style-name="T21"> не </text:span><text:span text:style-name="T18">действует</text:span><text:span text:style-name="T21"> с </text:span><text:span text:style-name="T18">01.07.11,</text:span><text:span text:style-name="T21"> владелец Иванов И.И</text:span></text:p>
      <text:p text:style-name="P6"><text:span text:style-name="T18">2.</text:span><text:span text:style-name="T21"> </text:span><text:span text:style-name="T18">32:</text:span><text:span text:style-name="T21"> </text:span><text:span text:style-name="T18">30.06.11</text:span><text:span text:style-name="T21"> </text:span><text:span text:style-name="T18">Б-К</text:span><text:span text:style-name="T21"> </text:span><text:span text:style-name="T18">99999</text:span><text:span text:style-name="T21"> новый </text:span><text:span text:style-name="T18">ключ</text:span><text:span text:style-name="T21"> </text:span><text:span text:style-name="T18">ЭП:</text:span><text:span text:style-name="T21"> </text:span><text:span text:style-name="T18">Ивановский И.И.</text:span></text:p>
      <text:p text:style-name="P6"><text:span text:style-name="T21"><text:s text:c="3"/></text:span><text:span text:style-name="T18">32:</text:span><text:span text:style-name="T21"> </text:span><text:span text:style-name="T18">30.06.11</text:span><text:span text:style-name="T21"> </text:span><text:span text:style-name="T18">Б-К</text:span><text:span text:style-name="T21"> </text:span><text:span text:style-name="T18">99999</text:span><text:span text:style-name="T21"> База </text:span><text:span text:style-name="T22">Регистрации ЭПдок</text:span><text:span text:style-name="T21">: подписей 1</text:span></text:p>
      <text:p text:style-name="P6"><text:span text:style-name="T21"><text:s text:c="3"/></text:span><text:span text:style-name="T18">32:</text:span><text:span text:style-name="T21"> </text:span><text:span text:style-name="T18">30.06.11</text:span><text:span text:style-name="T21"> </text:span><text:span text:style-name="T18">Б-К</text:span><text:span text:style-name="T21"> </text:span><text:span text:style-name="T18">99999</text:span><text:span text:style-name="T21"> новый </text:span><text:span text:style-name="T18">ключ</text:span><text:span text:style-name="T21"> </text:span><text:span text:style-name="T18">ЭП</text:span><text:span text:style-name="T19">док</text:span><text:span text:style-name="T18">:</text:span><text:span text:style-name="T21"> </text:span><text:span text:style-name="T18">Ивановский И.И.</text:span></text:p>
      <text:p text:style-name="P2">3.<text:span text:style-name="T20"> </text:span>33:<text:span text:style-name="T20"> </text:span>30.06.11<text:span text:style-name="T20"> </text:span>Б-К<text:span text:style-name="T20"> </text:span>99999<text:span text:style-name="T20"> </text:span>запрет<text:span text:style-name="T20"> </text:span>передачи<text:span text:style-name="T20"> </text:span>документов<text:span text:style-name="T20"> по </text:span>Банк-Клиент</text:p>
      <text:p text:style-name="P1"><text:span text:style-name="T20"><text:s text:c="3"/></text:span>33:<text:span text:style-name="T20"> </text:span>30.06.11<text:span text:style-name="T20"> </text:span>Б-К<text:span text:style-name="T20"> </text:span>99999<text:span text:style-name="T20"> разрешена </text:span>передача<text:span text:style-name="T20"> </text:span>документов<text:span text:style-name="T20"> </text:span>Банк-Клиент</text:p>
      <text:p text:style-name="P1"><text:span text:style-name="T18">4.</text:span><text:span text:style-name="T20"> </text:span><text:span text:style-name="T18">34:</text:span><text:span text:style-name="T20"> </text:span><text:span text:style-name="T18">Б-К</text:span><text:span text:style-name="T20"> принят №</text:span><text:span text:style-name="T18">12345,</text:span><text:span text:style-name="T20"> </text:span><text:span text:style-name="T18">999</text:span><text:span text:style-name="T20"> </text:span><text:span text:style-name="T18">999.99</text:span><text:span text:style-name="T20"> </text:span><text:span text:style-name="T18">руб. на</text:span><text:span text:style-name="T20"> </text:span><text:span text:style-name="T18">Р/С</text:span><text:span text:style-name="T20"> </text:span><text:span text:style-name="T18">99999999999999999999</text:span></text:p>
      <text:p text:style-name="P31"><text:span text:style-name="T45">здесь 99999 — код клиента (10 и 17-20 разряды расчетного счета клиента Банка </text:span><text:span text:style-name="T46">без лидирующих нулей</text:span><text:span text:style-name="T45">)</text:span></text:p>
      <text:p text:style-name="Text_20_body"/>
      <text:p text:style-name="Text_20_body">По<text:span text:style-name="T5"> </text:span>договору<text:span text:style-name="T5"> </text:span><text:span text:style-name="T14">Банковской</text:span><text:span text:style-name="T17"> </text:span><text:span text:style-name="T14">ячейки</text:span><text:span text:style-name="T5"> </text:span>(входит<text:span text:style-name="T5"> </text:span>в<text:span text:style-name="T5"> </text:span>стоимость<text:span text:style-name="T5"> </text:span>услуги):</text:p>
      <text:p text:style-name="Preformatted_20_Text">1.<text:span text:style-name="T20"> </text:span>41:<text:span text:style-name="T20"> <text:s/></text:span>30.06.2011<text:span text:style-name="T20"> </text:span><text:span text:style-name="T21">окончание срока договора </text:span><text:span text:style-name="T34">№1234</text:span></text:p>
      <text:p text:style-name="Preformatted_20_Text"><text:span text:style-name="T18">2. 42: <text:s/>до 30.06.2011 </text:span><text:span text:style-name="T33">просим оплатить банковскую ячейку договор №1234</text:span></text:p>
      <text:p text:style-name="Text_20_body"/>
      <text:p text:style-name="P18"><text:span text:style-name="T14">Информация об изменении</text:span> списка услуг доп.соглашения:</text:p>
      <text:p text:style-name="P3">1. SMS-услуги XXXXX: 01, 02, 03, 05, 06, 07, 08, 09, 04, 10</text:p>
      <text:p text:style-name="P3"><text:span text:style-name="T39">2</text:span>. SMS-услуги XXXXX: <text:span text:style-name="T39">приостановлены за неуплату</text:span></text:p>
      <text:p text:style-name="P5"><text:soft-page-break/>3. SMS-услуги XXXXX: возобновлены</text:p>
      <text:p text:style-name="P17"/>
      <text:p text:style-name="P18"><text:span text:style-name="T16">Срочное сообщение</text:span><text:span text:style-name="T40"> Банка</text:span>:</text:p>
      <text:p text:style-name="P32">1. <text:span text:style-name="T40">10: XXXXX:</text:span> <text:span text:style-name="T40">просим позвонить в банк</text:span></text:p>
      <text:p text:style-name="P4">2. 10: ХХХХХ: возврат суммы 10000 — неверный получатель </text:p>
      <text:p text:style-name="P16"/>
      <text:p text:style-name="Text_20_body">Длина<text:span text:style-name="T5"> </text:span>текстов<text:span text:style-name="T5"> </text:span>сообщений<text:span text:style-name="T5"> </text:span>для<text:span text:style-name="T5"> </text:span>SMS<text:span text:style-name="T5"> - </text:span>до<text:span text:style-name="T5"> </text:span>70<text:span text:style-name="T5"> </text:span>символов. Если сообщение превысило эту длину, то оно будет автоматически разбито на два SMS-сообщения. При этом оплата пропорционально увеличивается.</text:p>
      <text:p text:style-name="Text_20_body"/>
      <text:p text:style-name="P63">Приложение 3.</text:p>
      <text:p text:style-name="Heading">Форма<text:span text:style-name="T2"> </text:span>заявки<text:span text:style-name="T2"> </text:span>на<text:span text:style-name="T2"> </text:span>SMS-информирование<text:line-break/>в<text:span text:style-name="T2"> </text:span>рамках<text:span text:style-name="T2"> </text:span>договора<text:span text:style-name="T2"> </text:span>Банковского<text:span text:style-name="T2"> </text:span>счета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24"><text:span text:style-name="T23"><text:s/></text:span><text:span text:style-name="T24">заполняется</text:span><text:span text:style-name="T25"> </text:span><text:span text:style-name="T26">КЛИЕНТОМ</text:span><text:span text:style-name="T23"> </text:span></text:p>
          </table:table-cell>
        </table:table-row>
      </table:table>
      <text:p text:style-name="Text_20_body"><text:span text:style-name="T27">Клиент</text:span><text:span text:style-name="T29">: <text:tab/></text:span><text:span text:style-name="T31">полное</text:span><text:span text:style-name="T32"> </text:span><text:span text:style-name="T31">название</text:span><text:span text:style-name="T32"> </text:span><text:span text:style-name="T31">организации</text:span><text:span text:style-name="T32"> (</text:span><text:span text:style-name="T31">ФИО</text:span><text:span text:style-name="T32"> </text:span><text:span text:style-name="T31">индивидуального</text:span><text:span text:style-name="T32"> </text:span><text:span text:style-name="T31">предпринимателя</text:span><text:span text:style-name="T32">)</text:span></text:p>
      <text:p text:style-name="Text_20_body"><text:span text:style-name="T27">договор</text:span><text:span text:style-name="T29"> </text:span><text:span text:style-name="T27">банковского</text:span><text:span text:style-name="T29"> </text:span><text:span text:style-name="T27">счета</text:span><text:span text:style-name="T29"> № <text:s text:c="3"/></text:span><text:span text:style-name="T32"><text:s text:c="24"/></text:span><text:span text:style-name="T27">от</text:span><text:span text:style-name="T29"> </text:span></text:p>
      <text:p text:style-name="Text_20_body"><text:span text:style-name="T29">№ </text:span><text:span text:style-name="T27">банковского</text:span><text:span text:style-name="T29"> </text:span><text:span text:style-name="T27">счета</text:span><text:span text:style-name="T29"> </text:span><text:span text:style-name="T27">в</text:span><text:span text:style-name="T29"> </text:span><text:span text:style-name="T27">ОАО</text:span><text:span text:style-name="T29"> </text:span><text:span text:style-name="T27">АКБ</text:span><text:span text:style-name="T29"> "</text:span><text:span text:style-name="T27">Пермь</text:span><text:span text:style-name="T29">": <text:s/></text:span></text:p>
      <text:p text:style-name="Text_20_body"><text:span text:style-name="T27">Контактный</text:span><text:span text:style-name="T29"> </text:span><text:span text:style-name="T27">телефон</text:span><text:span text:style-name="T29">: </text:span></text:p>
      <text:p text:style-name="P11">Прошу подключить / отключить следующие услуги <text:span text:style-name="T53">SMS</text:span>-информирования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43">Х</text:p>
          </table:table-cell>
          <table:table-cell table:style-name="Таблица12.A1" office:value-type="string">
            <text:p text:style-name="P43">Код</text:p>
          </table:table-cell>
          <table:table-cell table:style-name="Таблица12.A1" office:value-type="string">
            <text:p text:style-name="P44">Сообщение</text:p>
          </table:table-cell>
          <table:table-cell table:style-name="Таблица12.A1" office:value-type="string">
            <text:p text:style-name="P44">Краткое<text:span text:style-name="T5"> </text:span>описание</text:p>
          </table:table-cell>
          <table:table-cell table:style-name="Таблица12.E1" office:value-type="string">
            <text:p text:style-name="P43">Тариф<text:line-break/>за<text:span text:style-name="T5"> </text:span>сообщение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1</text:p>
          </table:table-cell>
          <table:table-cell table:style-name="Таблица12.A2" office:value-type="string">
            <text:p text:style-name="P36">О<text:span text:style-name="T5"> </text:span>списании<text:span text:style-name="T5"> </text:span>с<text:span text:style-name="T5"> </text:span>Р/С<text:span text:style-name="T5"> </text:span>документов<text:span text:style-name="T5"> </text:span>с<text:span text:style-name="T5"> </text:span>суммой<text:span text:style-name="T5"> </text:span>от<text:span text:style-name="T5"> </text:span>_______________<text:span text:style-name="T5"> </text:span>рублей</text:p>
          </table:table-cell>
          <table:table-cell table:style-name="Таблица12.A2" office:value-type="string">
            <text:p text:style-name="P36">В<text:span text:style-name="T5"> </text:span>течение<text:span text:style-name="T5"> </text:span>15<text:span text:style-name="T5"> </text:span>минут<text:span text:style-name="T5"> </text:span>после<text:span text:style-name="T5"> </text:span>списания<text:span text:style-name="T5"> </text:span>суммы<text:span text:style-name="T5"> </text:span>с<text:span text:style-name="T5"> </text:span>Р/С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2</text:p>
          </table:table-cell>
          <table:table-cell table:style-name="Таблица12.A2" office:value-type="string">
            <text:p text:style-name="P36">О<text:span text:style-name="T5"> </text:span>поступлении<text:span text:style-name="T5"> </text:span>на<text:span text:style-name="T5"> </text:span>Р/С<text:span text:style-name="T5"> </text:span>документов<text:span text:style-name="T5"> </text:span>с<text:span text:style-name="T5"> </text:span>суммой<text:span text:style-name="T5"> </text:span>от<text:span text:style-name="T5"> </text:span>______________<text:span text:style-name="T5"> </text:span>рублей</text:p>
          </table:table-cell>
          <table:table-cell table:style-name="Таблица12.A2" office:value-type="string">
            <text:p text:style-name="P36">В<text:span text:style-name="T5"> </text:span>течение<text:span text:style-name="T5"> </text:span>15<text:span text:style-name="T5"> </text:span>минут<text:span text:style-name="T5"> </text:span>после<text:span text:style-name="T5"> </text:span>зачисления<text:span text:style-name="T5"> </text:span>суммы<text:span text:style-name="T5"> </text:span>на<text:span text:style-name="T5"> </text:span>Р/С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3</text:p>
          </table:table-cell>
          <table:table-cell table:style-name="Таблица12.A2" office:value-type="string">
            <text:p text:style-name="P36">Общее<text:span text:style-name="T5"> </text:span>количество<text:span text:style-name="T5"> </text:span>поступивших<text:span text:style-name="T5"> </text:span>на<text:span text:style-name="T5"> </text:span>Р/С<text:span text:style-name="T5"> </text:span>и<text:span text:style-name="T5"> </text:span>списанных<text:span text:style-name="T5"> </text:span>документов</text:p>
          </table:table-cell>
          <table:table-cell table:style-name="Таблица12.A2" office:value-type="string">
            <text:p text:style-name="P36">В<text:span text:style-name="T5"> </text:span>17:30<text:span text:style-name="T5"> </text:span>а<text:span text:style-name="T5"> </text:span>также<text:span text:style-name="T5"> </text:span>если<text:span text:style-name="T5"> </text:span>были<text:span text:style-name="T5"> </text:span>изменения<text:span text:style-name="T5"> </text:span>-<text:span text:style-name="T5"> </text:span>в<text:span text:style-name="T5"> </text:span>20:00<text:span text:style-name="T5"> </text:span>и<text:span text:style-name="T5"> </text:span>в<text:span text:style-name="T5"> </text:span>9:30<text:span text:style-name="T5"> </text:span>(за<text:span text:style-name="T5"> </text:span>предыдущий<text:span text:style-name="T5"> </text:span>операционный<text:span text:style-name="T5"> </text:span>день)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4</text:p>
          </table:table-cell>
          <table:table-cell table:style-name="Таблица12.A2" office:value-type="string">
            <text:p text:style-name="P36">Обороты<text:span text:style-name="T5"> </text:span>и<text:span text:style-name="T5"> </text:span>остаток<text:span text:style-name="T5"> </text:span>по<text:span text:style-name="T5"> </text:span>Р/С</text:p>
          </table:table-cell>
          <table:table-cell table:style-name="Таблица12.A2" office:value-type="string">
            <text:p text:style-name="P36">В<text:span text:style-name="T5"> </text:span>17:30<text:span text:style-name="T5"> </text:span>а<text:span text:style-name="T5"> </text:span>также<text:span text:style-name="T5"> </text:span>если<text:span text:style-name="T5"> </text:span>были<text:span text:style-name="T5"> </text:span>изменения<text:span text:style-name="T5"> </text:span>-<text:span text:style-name="T5"> </text:span>в<text:span text:style-name="T5"> </text:span>20:00<text:span text:style-name="T5"> </text:span>и<text:span text:style-name="T5"> </text:span>в<text:span text:style-name="T5"> </text:span>9:30<text:span text:style-name="T5"> </text:span>(за<text:span text:style-name="T5"> </text:span>предыдущий<text:span text:style-name="T5"> </text:span>операционный<text:span text:style-name="T5"> </text:span>день)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5</text:p>
          </table:table-cell>
          <table:table-cell table:style-name="Таблица12.A2" office:value-type="string">
            <text:p text:style-name="P36">О<text:span text:style-name="T5"> </text:span>решении<text:span text:style-name="T5"> </text:span>ИФНС<text:span text:style-name="T5"> </text:span>о<text:span text:style-name="T5"> </text:span>приостановлении<text:span text:style-name="T5"> </text:span>операций<text:span text:style-name="T5"> </text:span>по<text:span text:style-name="T5"> </text:span>Р/С<text:span text:style-name="T5"> </text:span>и<text:span text:style-name="T5"> </text:span>об<text:span text:style-name="T5"> </text:span>отмене<text:span text:style-name="T5"> </text:span>указанного<text:span text:style-name="T5"> </text:span>решения,<text:span text:style-name="T5"> </text:span>об<text:span text:style-name="T5"> </text:span>арестах<text:span text:style-name="T5"> </text:span>Р/С<text:span text:style-name="T5"> </text:span>уполномоченными<text:span text:style-name="T5"> </text:span>государственными<text:span text:style-name="T5"> </text:span>органами</text:p>
          </table:table-cell>
          <table:table-cell table:style-name="Таблица12.A2" office:value-type="string">
            <text:p text:style-name="P36">Не<text:span text:style-name="T5"> </text:span>позднее<text:span text:style-name="T5"> </text:span>1<text:span text:style-name="T5"> </text:span>часа<text:span text:style-name="T5"> </text:span>после<text:span text:style-name="T5"> </text:span>получения<text:span text:style-name="T5"> </text:span>и<text:span text:style-name="T5"> </text:span>обработки<text:span text:style-name="T5"> </text:span>решения<text:span text:style-name="T5"> </text:span>из<text:span text:style-name="T5"> </text:span>ИФНС<text:span text:style-name="T5"> </text:span>или<text:span text:style-name="T5"> </text:span>введения<text:span text:style-name="T5"> </text:span>ограничения<text:span text:style-name="T5"> </text:span>по<text:span text:style-name="T5"> </text:span>счету<text:span text:style-name="T5"> </text:span>в<text:span text:style-name="T5"> </text:span>связи<text:span text:style-name="T5"> </text:span>с<text:span text:style-name="T5"> </text:span>арестом<text:span text:style-name="T5"> </text:span>уполномоченного<text:span text:style-name="T5"> </text:span>государственного<text:span text:style-name="T5"> </text:span>органа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6</text:p>
          </table:table-cell>
          <table:table-cell table:style-name="Таблица12.A2" office:value-type="string">
            <text:p text:style-name="P36">Об<text:span text:style-name="T5"> </text:span>окончании<text:span text:style-name="T5"> </text:span>срока<text:span text:style-name="T5"> </text:span>полномочий<text:span text:style-name="T5"> </text:span>руководителя</text:p>
          </table:table-cell>
          <table:table-cell table:style-name="Таблица12.A2" office:value-type="string">
            <text:p text:style-name="P36">В<text:span text:style-name="T5"> </text:span>11:00<text:span text:style-name="T5"> </text:span>за<text:span text:style-name="T5"> </text:span>10,<text:span text:style-name="T5"> </text:span>5,<text:span text:style-name="T5"> </text:span>1<text:span text:style-name="T5"> </text:span>дней<text:span text:style-name="T5"> </text:span>до<text:span text:style-name="T5"> </text:span>окончания<text:span text:style-name="T5"> </text:span>срока<text:span text:style-name="T5"> </text:span>полномочий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5"> <text:s/></text:span>]</text:p>
          </table:table-cell>
          <table:table-cell table:style-name="Таблица12.A2" office:value-type="string">
            <text:p text:style-name="P33">07</text:p>
          </table:table-cell>
          <table:table-cell table:style-name="Таблица12.A2" office:value-type="string">
            <text:p text:style-name="P36">О<text:span text:style-name="T5"> </text:span>помещении<text:span text:style-name="T5"> </text:span>документа<text:span text:style-name="T5"> </text:span>в<text:span text:style-name="T5"> </text:span>картотеку</text:p>
          </table:table-cell>
          <table:table-cell table:style-name="Таблица12.A2" office:value-type="string">
            <text:p text:style-name="P36">В<text:span text:style-name="T5"> </text:span>17:30<text:span text:style-name="T5"> </text:span>а<text:span text:style-name="T5"> </text:span>также<text:span text:style-name="T5"> </text:span>если<text:span text:style-name="T5"> </text:span>были<text:span text:style-name="T5"> </text:span>изменения<text:span text:style-name="T5"> </text:span>-<text:span text:style-name="T5"> </text:span>в<text:span text:style-name="T5"> </text:span>20:00<text:span text:style-name="T5"> </text:span>и<text:span text:style-name="T5"> </text:span>в<text:span text:style-name="T5"> </text:span>9:30<text:span text:style-name="T5"> </text:span>(за<text:span text:style-name="T5"> </text:span>предыдущий<text:span text:style-name="T5"> </text:span>операционный<text:span text:style-name="T5"> </text:span>день)</text:p>
          </table:table-cell>
          <table:table-cell table:style-name="Таблица12.E2" office:value-type="string">
            <text:p text:style-name="P33">1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8">Х</text:span>]</text:p>
          </table:table-cell>
          <table:table-cell table:style-name="Таблица12.A2" office:value-type="string">
            <text:p text:style-name="P33">08</text:p>
          </table:table-cell>
          <table:table-cell table:style-name="Таблица12.A2" office:value-type="string">
            <text:p text:style-name="P36">О<text:span text:style-name="T5"> </text:span>не<text:span text:style-name="T5"> </text:span>оплате<text:span text:style-name="T5"> </text:span>в<text:span text:style-name="T5"> </text:span>срок<text:span text:style-name="T5"> </text:span>услуг<text:span text:style-name="T5"> </text:span>банка</text:p>
          </table:table-cell>
          <table:table-cell table:style-name="Таблица12.A2" office:value-type="string">
            <text:p text:style-name="P47">В 11:00 5 <text:span text:style-name="T42">и</text:span> 10 числа месяца, следующего за месяцем получения услуги (до момента оплаты)</text:p>
          </table:table-cell>
          <table:table-cell table:style-name="Таблица12.E2" office:value-type="string">
            <text:p text:style-name="P33">0,<text:span text:style-name="T41">00</text:span>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P33">[<text:span text:style-name="T8">Х</text:span>]</text:p>
          </table:table-cell>
          <table:table-cell table:style-name="Таблица12.A2" office:value-type="string">
            <text:p text:style-name="P33">10</text:p>
          </table:table-cell>
          <table:table-cell table:style-name="Таблица12.A2" office:value-type="string">
            <text:p text:style-name="P36">Срочное<text:span text:style-name="T5"> </text:span>сообщение<text:span text:style-name="T5"> </text:span>из<text:span text:style-name="T5"> </text:span>банка</text:p>
          </table:table-cell>
          <table:table-cell table:style-name="Таблица12.A2" office:value-type="string">
            <text:p text:style-name="P36">Текст<text:span text:style-name="T5"> </text:span>сообщения<text:span text:style-name="T5"> </text:span>от<text:span text:style-name="T5"> </text:span>сотрудника<text:span text:style-name="T5"> </text:span>Банка,<text:span text:style-name="T5"> </text:span>обслуживающего<text:span text:style-name="T5"> </text:span>клиента</text:p>
          </table:table-cell>
          <table:table-cell table:style-name="Таблица12.E2" office:value-type="string">
            <text:p text:style-name="P33">0,00<text:span text:style-name="T5"> </text:span>руб.</text:p>
          </table:table-cell>
        </table:table-row>
        <table:table-row table:style-name="Таблица12.1">
          <table:table-cell table:style-name="Таблица12.A2" office:value-type="string">
            <text:p text:style-name="Table_20_Contents">[ <text:s/>]</text:p>
          </table:table-cell>
          <table:table-cell table:style-name="Таблица12.A2" office:value-type="string">
            <text:p text:style-name="Table_20_Contents">11</text:p>
          </table:table-cell>
          <table:table-cell table:style-name="Таблица12.A2" office:value-type="string">
            <text:p text:style-name="P35">Об операции списания и остатке на Р/С для документов с суммой от _______________ рублей</text:p>
          </table:table-cell>
          <table:table-cell table:style-name="Таблица12.A2" office:value-type="string">
            <text:p text:style-name="P35">В течение 15 минут после списания суммы с Р/С</text:p>
          </table:table-cell>
          <table:table-cell table:style-name="Таблица12.E2" office:value-type="string">
            <text:p text:style-name="Table_20_Contents">1 руб.</text:p>
          </table:table-cell>
        </table:table-row>
        <table:table-row table:style-name="Таблица12.1">
          <table:table-cell table:style-name="Таблица12.A2" office:value-type="string">
            <text:p text:style-name="Table_20_Contents">[ <text:s/>]</text:p>
          </table:table-cell>
          <table:table-cell table:style-name="Таблица12.A2" office:value-type="string">
            <text:p text:style-name="Table_20_Contents">12</text:p>
          </table:table-cell>
          <table:table-cell table:style-name="Таблица12.A2" office:value-type="string">
            <text:p text:style-name="P35">Об операции зачисления и остатке на Р/С для документов с суммой от ______________ рублей</text:p>
          </table:table-cell>
          <table:table-cell table:style-name="Таблица12.A2" office:value-type="string">
            <text:p text:style-name="P35">В течение 15 минут после зачисления суммы на Р/С</text:p>
          </table:table-cell>
          <table:table-cell table:style-name="Таблица12.E2" office:value-type="string">
            <text:p text:style-name="Table_20_Contents">1 руб.</text:p>
          </table:table-cell>
        </table:table-row>
      </table:table>
      <text:p text:style-name="Text_20_body"/>
      <text:p text:style-name="P10">по<text:span text:style-name="T5"> </text:span>следующим<text:span text:style-name="T5"> </text:span>каналам<text:span text:style-name="T5"> </text:span>информирования:</text:p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B"/>
        <table:table-column table:style-name="Таблица13.D"/>
        <table:table-column table:style-name="Таблица13.B"/>
        <table:table-column table:style-name="Таблица13.D"/>
        <table:table-column table:style-name="Таблица13.B" table:number-columns-repeated="2"/>
        <table:table-column table:style-name="Таблица13.D"/>
        <table:table-column table:style-name="Таблица13.L"/>
        <table:table-row table:style-name="Таблица13.1">
          <table:table-cell table:style-name="Таблица13.A1" office:value-type="string">
            <text:p text:style-name="P44">Фамилия<text:span text:style-name="T5"> </text:span>Имя<text:span text:style-name="T5"> </text:span>Отчество<text:span text:style-name="T5"> </text:span>владельца<text:span text:style-name="T5"> </text:span>номера</text:p>
          </table:table-cell>
          <table:table-cell table:style-name="Таблица13.B1" table:number-columns-spanned="11" office:value-type="string">
            <text:p text:style-name="P43">Номер<text:span text:style-name="T5"> </text:span>телефона<text:span text:style-name="T5"> </text:span>для<text:span text:style-name="T5"> </text:span>получения<text:span text:style-name="T5"> </text:span>информационных<text:span text:style-name="T5"> </text:span>S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">
          <table:table-cell table:style-name="Таблица13.A2" office:value-type="string">
            <text:p text:style-name="P36"/>
          </table:table-cell>
          <table:table-cell table:style-name="Таблица13.A2" office:value-type="string">
            <text:p text:style-name="P33">+7</text:p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A2" office:value-type="string">
            <text:p text:style-name="P33"/>
          </table:table-cell>
          <table:table-cell table:style-name="Таблица13.L2" office:value-type="string">
            <text:p text:style-name="P33"/>
          </table:table-cell>
        </table:table-row>
      </table:table>
      <text:p text:style-name="Text_20_body"/>
      <text:p text:style-name="Text_20_body"><text:span text:style-name="T28">Я</text:span><text:span text:style-name="T30"> </text:span><text:span text:style-name="T28">ознакомлен</text:span><text:span text:style-name="T30"> </text:span><text:span text:style-name="T28">и</text:span><text:span text:style-name="T30"> </text:span><text:span text:style-name="T28">согласен</text:span><text:span text:style-name="T30"> </text:span><text:span text:style-name="T28">с</text:span><text:span text:style-name="T30"> </text:span><text:span text:style-name="T28">Регламентом</text:span><text:span text:style-name="T30"> </text:span><text:span text:style-name="T28">предоставления</text:span><text:span text:style-name="T30"> </text:span><text:span text:style-name="T28">и</text:span><text:span text:style-name="T30"> </text:span><text:span text:style-name="T28">отключения</text:span><text:span text:style-name="T30"> </text:span><text:span text:style-name="T28">услуги</text:span><text:span text:style-name="T30"> «SMS-информирование клиентов банка», размещённом </text:span><text:span text:style-name="T28">на</text:span><text:span text:style-name="T30"> </text:span><text:span text:style-name="T28">сайте</text:span><text:span text:style-name="T30"> </text:span><text:span text:style-name="T28">банка</text:span><text:span text:style-name="T30"> <text:s/></text:span><text:span text:style-name="T28">http</text:span><text:span text:style-name="T30">:\</text:span><text:span text:style-name="T28">www</text:span><text:span text:style-name="T30">.</text:span><text:span text:style-name="T28">bankperm</text:span><text:span text:style-name="T30">.</text:span><text:span text:style-name="T28">ru</text:span><text:span text:style-name="T30">\</text:span><text:span text:style-name="T28">reglament</text:span><text:span text:style-name="T30">_sm</text:span><text:span text:style-name="T28">s</text:span><text:span text:style-name="T30">.</text:span><text:span text:style-name="T28">pdf</text:span></text:p>
      <text:p text:style-name="P10">Я<text:span text:style-name="T5"> </text:span>согласен<text:span text:style-name="T5"> </text:span>с<text:span text:style-name="T5"> </text:span>правом<text:span text:style-name="T5"> </text:span>Банка<text:span text:style-name="T5"> </text:span>на<text:span text:style-name="T5"> </text:span>списание<text:span text:style-name="T5"> </text:span>со<text:span text:style-name="T5"> </text:span>счета<text:span text:style-name="T5"> </text:span>платы<text:span text:style-name="T5"> </text:span>за<text:span text:style-name="T5"> </text:span>услуги<text:span text:style-name="T5"> </text:span>SMS-информирования. Данное согласие является предварительным акцептом.</text:p>
      <text:p text:style-name="P10">Я<text:span text:style-name="T5"> </text:span>даю<text:span text:style-name="T5"> </text:span>свое<text:span text:style-name="T5"> </text:span>согласие<text:span text:style-name="T5"> </text:span>ОАО<text:span text:style-name="T5"> </text:span>АКБ<text:span text:style-name="T5"> </text:span>«Пермь»<text:span text:style-name="T5"> </text:span>на<text:span text:style-name="T5"> </text:span>получение<text:span text:style-name="T5"> </text:span>мною<text:span text:style-name="T5"> </text:span>информации<text:span text:style-name="T5"> </text:span>о<text:span text:style-name="T5"> </text:span>банковских<text:span text:style-name="T5"> </text:span>продуктах,<text:span text:style-name="T5"> </text:span>услугах,<text:span text:style-name="T5"> </text:span>проводимых<text:span text:style-name="T5"> </text:span>акциях<text:span text:style-name="T5"> </text:span>и<text:span text:style-name="T5"> </text:span>мероприятиях<text:span text:style-name="T5"> </text:span>в<text:span text:style-name="T5"> </text:span>Банке<text:span text:style-name="T5"> </text:span>способами<text:span text:style-name="T5"> </text:span>по<text:span text:style-name="T5"> </text:span>выбору<text:span text:style-name="T5"> </text:span>Банка,<text:span text:style-name="T5"> </text:span>в<text:span text:style-name="T5"> </text:span>том<text:span text:style-name="T5"> </text:span>числе<text:span text:style-name="T5"> </text:span>по<text:span text:style-name="T5"> </text:span>электронной<text:span text:style-name="T5"> </text:span>почте<text:span text:style-name="T5"> </text:span>и<text:span text:style-name="T5"> </text:span><text:soft-page-break/>SMS-сообщениями.</text:p>
      <text:p text:style-name="P10">Стороны<text:span text:style-name="T5"> </text:span>договорились<text:span text:style-name="T5"> </text:span>дополнить<text:span text:style-name="T5"> </text:span>договор<text:span text:style-name="T5"> </text:span>банковского<text:span text:style-name="T5"> </text:span>счета<text:span text:style-name="T5"> № <text:s text:c="27"/></text:span>от<text:span text:style-name="T5"> </text:span><text:tab/><text:span text:style-name="T5"> <text:s text:c="6"/></text:span>пунктом<text:span text:style-name="T5"> </text:span>2.1.15.:</text:p>
      <text:p text:style-name="P15"><text:span text:style-name="T28">"2.1.15.</text:span><text:span text:style-name="T30"> </text:span><text:span text:style-name="T28">Согласно</text:span><text:span text:style-name="T30"> </text:span><text:span text:style-name="T28">оформленной</text:span><text:span text:style-name="T30"> </text:span><text:span text:style-name="T28">Заявке</text:span><text:span text:style-name="T30"> </text:span><text:span text:style-name="T28">Клиента</text:span><text:span text:style-name="T30"> </text:span><text:span text:style-name="T28">и</text:span><text:span text:style-name="T30"> </text:span><text:span text:style-name="T28">на</text:span><text:span text:style-name="T30"> </text:span><text:span text:style-name="T28">условиях</text:span><text:span text:style-name="T30"> </text:span><text:span text:style-name="T28">действующего</text:span><text:span text:style-name="T30"> </text:span><text:span text:style-name="T28">в</text:span><text:span text:style-name="T30"> </text:span><text:span text:style-name="T28">Банке</text:span><text:span text:style-name="T30"> </text:span><text:span text:style-name="T28">Регламента</text:span><text:span text:style-name="T30"> </text:span><text:span text:style-name="T28">предоставлять</text:span><text:span text:style-name="T30"> </text:span><text:span text:style-name="T28">Клиенту</text:span><text:span text:style-name="T30"> </text:span><text:span text:style-name="T28">доступ</text:span><text:span text:style-name="T30"> </text:span><text:span text:style-name="T28">к</text:span><text:span text:style-name="T30"> </text:span><text:span text:style-name="T28">услуге:</text:span><text:span text:style-name="T30"> </text:span><text:span text:style-name="T28">"</text:span><text:span text:style-name="T30">SMS-информирование клиента о состоянии банковского счета</text:span><text:span text:style-name="T28">".</text:span><text:span text:style-name="T30"> </text:span></text:p>
      <text:p text:style-name="P12">Клиент<text:span text:style-name="T5"> </text:span>осуществляет<text:span text:style-name="T5"> </text:span>оплату<text:span text:style-name="T5"> </text:span>в<text:span text:style-name="T5"> </text:span>соответствии<text:span text:style-name="T5"> </text:span>с<text:span text:style-name="T5"> </text:span>порядком,<text:span text:style-name="T5"> </text:span>указанным<text:span text:style-name="T5"> </text:span>в<text:span text:style-name="T5"> </text:span>Перечне<text:span text:style-name="T5"> </text:span>тарифов<text:span text:style-name="T5"> </text:span>на<text:span text:style-name="T5"> </text:span>оказываемые<text:span text:style-name="T5"> </text:span>услуги<text:span text:style-name="T5"> </text:span>ОАО<text:span text:style-name="T5"> </text:span>АКБ<text:span text:style-name="T5"> </text:span>"Пермь".</text:p>
      <text:p text:style-name="P10">Настоящая<text:span text:style-name="T5"> </text:span>Заявка<text:span text:style-name="T5"> </text:span>является<text:span text:style-name="T5"> </text:span>неотъемлемой<text:span text:style-name="T5"> </text:span>частью<text:span text:style-name="T5"> </text:span>вышеуказанного<text:span text:style-name="T5"> </text:span>Договора<text:span text:style-name="T5"> </text:span>банковского<text:span text:style-name="T5"> </text:span>счета.".</text:p>
      <text:p text:style-name="P13"/>
      <text:p text:style-name="P13">Руководитель<text:span text:style-name="T5"> (</text:span>ИП<text:span text:style-name="T5">)<text:tab/>_____________________ <text:s text:c="2"/>/_________________/</text:span></text:p>
      <text:p text:style-name="Text_20_body">Дата<text:span text:style-name="T5"> _______________</text:span></text:p>
      <text:p text:style-name="Text_20_body">М<text:span text:style-name="T5">.</text:span>П<text:span text:style-name="T5">.</text:span></text:p>
      <text:p text:style-name="P27"/>
      <text:p text:style-name="P8">Заместитель Председателя Правления</text:p>
      <text:p text:style-name="P9">ОАО АКБ "Пермь"<text:tab/>_____________________ <text:s text:c="2"/>/_________________/</text:p>
      <text:p text:style-name="P8">М.П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 table:style-name="Таблица15.1">
          <table:table-cell table:style-name="Таблица15.A1" table:number-columns-spanned="2" office:value-type="string">
            <text:p text:style-name="P61">ОТМЕТКИ<text:span text:style-name="T5"> </text:span>БАНКА<text:span text:style-name="T5">:</text:span></text:p>
          </table:table-cell>
          <table:covered-table-cell/>
          <table:table-cell table:style-name="Таблица15.A1" table:number-columns-spanned="4" office:value-type="string">
            <text:p text:style-name="P24"><text:span text:style-name="T23"><text:s/></text:span><text:span text:style-name="T24">заполняется</text:span><text:span text:style-name="T25"> </text:span><text:span text:style-name="T26">БАНКОМ</text:span><text:span text:style-name="T23"> 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33">Этап<text:span text:style-name="T5">:</text:span></text:p>
          </table:table-cell>
          <table:table-cell table:style-name="Таблица15.A2" table:number-columns-spanned="2" office:value-type="string">
            <text:p text:style-name="P33">Должность</text:p>
          </table:table-cell>
          <table:covered-table-cell/>
          <table:table-cell table:style-name="Таблица15.A2" office:value-type="string">
            <text:p text:style-name="P33">Подпись</text:p>
          </table:table-cell>
          <table:table-cell table:style-name="Таблица15.A2" office:value-type="string">
            <text:p text:style-name="P33">ФИО</text:p>
          </table:table-cell>
          <table:table-cell table:style-name="Таблица15.F2" office:value-type="string">
            <text:p text:style-name="P33">Дата<text:span text:style-name="T5"> </text:span>исполнения</text:p>
          </table:table-cell>
        </table:table-row>
        <table:table-row table:style-name="Таблица15.3">
          <table:table-cell table:style-name="Таблица15.A3" office:value-type="string">
            <text:p text:style-name="P36">Заявка<text:span text:style-name="T5"> </text:span>принята</text:p>
          </table:table-cell>
          <table:table-cell table:style-name="Таблица15.B3" table:number-columns-spanned="2" office:value-type="string">
            <text:p text:style-name="P33">Бухгалтер<text:span text:style-name="T5">, </text:span>Юрист</text:p>
            <text:p text:style-name="Table_20_Contents">Зам<text:span text:style-name="T5">.</text:span>главного<text:span text:style-name="T5"> </text:span>бухгалтера</text:p>
          </table:table-cell>
          <table:covered-table-cell/>
          <table:table-cell table:style-name="Таблица15.D3" office:value-type="string">
            <text:p text:style-name="P33"/>
          </table:table-cell>
          <table:table-cell table:style-name="Таблица15.E3" office:value-type="string">
            <text:p text:style-name="P33"/>
          </table:table-cell>
          <table:table-cell table:style-name="Таблица15.F3" office:value-type="string">
            <text:p text:style-name="P33"/>
          </table:table-cell>
        </table:table-row>
        <table:table-row table:style-name="Таблица15.4">
          <table:table-cell table:style-name="Таблица15.A4" office:value-type="string">
            <text:p text:style-name="P36">Услуга<text:span text:style-name="T5"> </text:span>подключена</text:p>
            <text:p text:style-name="P35">Тестовое<text:span text:style-name="T5"> </text:span>сообщение<text:span text:style-name="T5"> </text:span>отправлено</text:p>
          </table:table-cell>
          <table:table-cell table:style-name="Таблица15.B4" table:number-columns-spanned="2" office:value-type="string">
            <text:p text:style-name="P33">Юрист</text:p>
            <text:p text:style-name="Table_20_Contents">Зам<text:span text:style-name="T5">.</text:span>главного<text:span text:style-name="T5"> </text:span>бухгалтера</text:p>
          </table:table-cell>
          <table:covered-table-cell/>
          <table:table-cell table:style-name="Таблица15.D4" office:value-type="string">
            <text:p text:style-name="P33"/>
          </table:table-cell>
          <table:table-cell table:style-name="Таблица15.E4" office:value-type="string">
            <text:p text:style-name="P33"/>
          </table:table-cell>
          <table:table-cell table:style-name="Таблица15.F4" office:value-type="string">
            <text:p text:style-name="P33"/>
          </table:table-cell>
        </table:table-row>
      </table:table>
      <text:p text:style-name="Text_20_body"/>
      <text:p text:style-name="P28">Приложение 4.</text:p>
      <text:p text:style-name="Heading">Форма<text:span text:style-name="T2"> </text:span>заявки<text:span text:style-name="T2"> </text:span>на<text:span text:style-name="T2"> </text:span>SMS-информирование<text:line-break/>в<text:span text:style-name="T2"> </text:span>рамках<text:span text:style-name="T2"> </text:span>договора<text:span text:style-name="T2"> </text:span>Банк-Клиент</text:p>
      <table:table table:name="Таблица16" table:style-name="Таблица16">
        <table:table-column table:style-name="Таблица16.A"/>
        <table:table-row table:style-name="Таблица16.1">
          <table:table-cell table:style-name="Таблица16.A1" office:value-type="string">
            <text:p text:style-name="P24"><text:span text:style-name="T23"><text:s/></text:span><text:span text:style-name="T24">заполняется</text:span><text:span text:style-name="T25"> </text:span><text:span text:style-name="T26">КЛИЕНТОМ</text:span><text:span text:style-name="T23"> </text:span></text:p>
          </table:table-cell>
        </table:table-row>
      </table:table>
      <text:p text:style-name="Text_20_body"><text:span text:style-name="T27">Клиент</text:span><text:span text:style-name="T29">: <text:tab/></text:span><text:span text:style-name="T31">полное</text:span><text:span text:style-name="T32"> </text:span><text:span text:style-name="T31">название</text:span><text:span text:style-name="T32"> </text:span><text:span text:style-name="T31">организации</text:span><text:span text:style-name="T32"> (</text:span><text:span text:style-name="T31">ФИО</text:span><text:span text:style-name="T32"> </text:span><text:span text:style-name="T31">индивидуального</text:span><text:span text:style-name="T32"> </text:span><text:span text:style-name="T31">предпринимателя</text:span><text:span text:style-name="T32">)</text:span></text:p>
      <text:p text:style-name="Text_20_body"><text:span text:style-name="T27">договор</text:span><text:span text:style-name="T29"> </text:span><text:span text:style-name="T27">банковского</text:span><text:span text:style-name="T29"> </text:span><text:span text:style-name="T27">счета</text:span><text:span text:style-name="T29"> № <text:s text:c="3"/></text:span><text:span text:style-name="T32"><text:s text:c="24"/></text:span><text:span text:style-name="T27">от</text:span><text:span text:style-name="T29"> </text:span></text:p>
      <text:p text:style-name="Text_20_body"><text:span text:style-name="T29">№ </text:span><text:span text:style-name="T27">банковского</text:span><text:span text:style-name="T29"> </text:span><text:span text:style-name="T27">счета</text:span><text:span text:style-name="T29"> </text:span><text:span text:style-name="T27">в</text:span><text:span text:style-name="T29"> </text:span><text:span text:style-name="T27">ОАО</text:span><text:span text:style-name="T29"> </text:span><text:span text:style-name="T27">АКБ</text:span><text:span text:style-name="T29"> "</text:span><text:span text:style-name="T27">Пермь</text:span><text:span text:style-name="T29">": <text:s/></text:span></text:p>
      <text:p text:style-name="Text_20_body"><text:span text:style-name="T27">Контактный</text:span><text:span text:style-name="T29"> </text:span><text:span text:style-name="T27">телефон</text:span><text:span text:style-name="T29">: </text:span></text:p>
      <text:p text:style-name="P11">Прошу подключить / отключить следующие услуги SMS-информирования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 table:style-name="Таблица17.1">
          <table:table-cell table:style-name="Таблица17.A1" office:value-type="string">
            <text:p text:style-name="P43">Х</text:p>
          </table:table-cell>
          <table:table-cell table:style-name="Таблица17.A1" office:value-type="string">
            <text:p text:style-name="P43">Код</text:p>
          </table:table-cell>
          <table:table-cell table:style-name="Таблица17.A1" office:value-type="string">
            <text:p text:style-name="P44">Сообщение</text:p>
          </table:table-cell>
          <table:table-cell table:style-name="Таблица17.A1" office:value-type="string">
            <text:p text:style-name="P44">Краткое<text:span text:style-name="T5"> </text:span>описание</text:p>
          </table:table-cell>
          <table:table-cell table:style-name="Таблица17.E1" office:value-type="string">
            <text:p text:style-name="P43">Тариф<text:line-break/>за<text:span text:style-name="T5"> </text:span>сообщение</text:p>
          </table:table-cell>
        </table:table-row>
        <table:table-row table:style-name="Таблица17.1">
          <table:table-cell table:style-name="Таблица17.A2" office:value-type="string">
            <text:p text:style-name="P33">[<text:span text:style-name="T5"> <text:s/></text:span>]</text:p>
          </table:table-cell>
          <table:table-cell table:style-name="Таблица17.A2" office:value-type="string">
            <text:p text:style-name="P33">31</text:p>
          </table:table-cell>
          <table:table-cell table:style-name="Таблица17.A2" office:value-type="string">
            <text:p text:style-name="P36">Об<text:span text:style-name="T5"> </text:span>окончании<text:span text:style-name="T5"> </text:span>срока<text:span text:style-name="T5"> </text:span>действия<text:span text:style-name="T5"> </text:span>ключей<text:span text:style-name="T5"> </text:span>ЭП</text:p>
          </table:table-cell>
          <table:table-cell table:style-name="Таблица17.A2" office:value-type="string">
            <text:p text:style-name="P36">В<text:span text:style-name="T5"> </text:span>11:00<text:span text:style-name="T5"> </text:span>за<text:span text:style-name="T5"> </text:span>10,<text:span text:style-name="T5"> </text:span>5,<text:span text:style-name="T5"> </text:span>1<text:span text:style-name="T5"> </text:span>дней<text:span text:style-name="T5"> </text:span>до<text:span text:style-name="T5"> </text:span>окончания<text:span text:style-name="T5"> </text:span>срока<text:span text:style-name="T5"> </text:span>действия<text:span text:style-name="T5"> </text:span>ключа<text:span text:style-name="T5"> </text:span>ЭП</text:p>
          </table:table-cell>
          <table:table-cell table:style-name="Таблица17.E2" office:value-type="string">
            <text:p text:style-name="P33">1<text:span text:style-name="T5"> </text:span>руб.</text:p>
          </table:table-cell>
        </table:table-row>
        <table:table-row table:style-name="Таблица17.1">
          <table:table-cell table:style-name="Таблица17.A2" office:value-type="string">
            <text:p text:style-name="P33">[<text:span text:style-name="T5"> <text:s/></text:span>]</text:p>
          </table:table-cell>
          <table:table-cell table:style-name="Таблица17.A2" office:value-type="string">
            <text:p text:style-name="P33">32</text:p>
          </table:table-cell>
          <table:table-cell table:style-name="Таблица17.A2" office:value-type="string">
            <text:p text:style-name="P36">О<text:span text:style-name="T5"> </text:span>регистрации<text:span text:style-name="T5"> </text:span>новых<text:span text:style-name="T5"> </text:span>ключей<text:span text:style-name="T5"> </text:span>ЭП<text:span text:style-name="T5"> </text:span>и<text:span text:style-name="T5"> </text:span>дополнительных<text:span text:style-name="T5"> </text:span>ключей<text:span text:style-name="T5"> </text:span>ЭП<text:span text:style-name="T5"> </text:span>документов</text:p>
          </table:table-cell>
          <table:table-cell table:style-name="Таблица17.A2" office:value-type="string">
            <text:p text:style-name="P36">Не<text:span text:style-name="T5"> </text:span>позднее<text:span text:style-name="T5"> </text:span>15<text:span text:style-name="T5"> </text:span>минут<text:span text:style-name="T5"> </text:span>после<text:span text:style-name="T5"> </text:span>регистрации<text:span text:style-name="T5"> </text:span>(ввода<text:span text:style-name="T5"> </text:span>в<text:span text:style-name="T5"> </text:span>действие)<text:span text:style-name="T5"> </text:span>сотрудником<text:span text:style-name="T5"> </text:span>банка<text:span text:style-name="T5"> </text:span>нового<text:span text:style-name="T5"> </text:span>ключа<text:span text:style-name="T5"> </text:span>ЭП.<text:span text:style-name="T5"> </text:span>Информация<text:span text:style-name="T5"> </text:span>о<text:span text:style-name="T5"> </text:span>регистрации<text:span text:style-name="T5"> </text:span>нового<text:span text:style-name="T5"> </text:span>ключа<text:span text:style-name="T5"> </text:span>ЭП<text:span text:style-name="T5"> </text:span>Банка<text:span text:style-name="T5"> </text:span>и<text:span text:style-name="T5"> </text:span>формировании<text:span text:style-name="T5"> </text:span>новой<text:span text:style-name="T5"> </text:span>Базы<text:span text:style-name="T5"> </text:span>Сертификатов<text:span text:style-name="T5"> — </text:span>бесплатно.</text:p>
          </table:table-cell>
          <table:table-cell table:style-name="Таблица17.E2" office:value-type="string">
            <text:p text:style-name="P33">1<text:span text:style-name="T5"> </text:span>руб.</text:p>
          </table:table-cell>
        </table:table-row>
        <table:table-row table:style-name="Таблица17.1">
          <table:table-cell table:style-name="Таблица17.A2" office:value-type="string">
            <text:p text:style-name="P33">[<text:span text:style-name="T8">Х</text:span>]</text:p>
          </table:table-cell>
          <table:table-cell table:style-name="Таблица17.A2" office:value-type="string">
            <text:p text:style-name="P33">33</text:p>
          </table:table-cell>
          <table:table-cell table:style-name="Таблица17.A2" office:value-type="string">
            <text:p text:style-name="P39">О запрете <text:span text:style-name="T44">или разрешении</text:span> передачи документов <text:span text:style-name="T44">по системе</text:span> Банк-Клиент</text:p>
          </table:table-cell>
          <table:table-cell table:style-name="Таблица17.A2" office:value-type="string">
            <text:p text:style-name="P36">Не<text:span text:style-name="T5"> </text:span>позднее<text:span text:style-name="T5"> </text:span>15<text:span text:style-name="T5"> </text:span>минут<text:span text:style-name="T5"> </text:span>после<text:span text:style-name="T5"> </text:span>изменения<text:span text:style-name="T5"> </text:span>статуса<text:span text:style-name="T5"> </text:span>передачи<text:span text:style-name="T5"> </text:span>документов<text:span text:style-name="T5"> </text:span>по<text:span text:style-name="T5"> </text:span>Банк-Клиент<text:span text:style-name="T5"> </text:span>сотрудником<text:span text:style-name="T5"> </text:span>банка</text:p>
          </table:table-cell>
          <table:table-cell table:style-name="Таблица17.E2" office:value-type="string">
            <text:p text:style-name="P53">0,00 руб.</text:p>
          </table:table-cell>
        </table:table-row>
        <table:table-row table:style-name="Таблица17.1">
          <table:table-cell table:style-name="Таблица17.A2" office:value-type="string">
            <text:p text:style-name="P33">[<text:span text:style-name="T5"> <text:s/></text:span>]</text:p>
          </table:table-cell>
          <table:table-cell table:style-name="Таблица17.A2" office:value-type="string">
            <text:p text:style-name="P33">34</text:p>
          </table:table-cell>
          <table:table-cell table:style-name="Таблица17.A2" office:value-type="string">
            <text:p text:style-name="P36">О<text:span text:style-name="T5"> </text:span>приёме<text:span text:style-name="T5"> </text:span>документа<text:span text:style-name="T5"> </text:span>по<text:span text:style-name="T5"> </text:span>системе<text:span text:style-name="T5"> </text:span>Банк-Клиент<text:span text:style-name="T5"> </text:span>с<text:span text:style-name="T5"> </text:span>суммой<text:span text:style-name="T5"> </text:span>от<text:span text:style-name="T5"> </text:span>_______________<text:span text:style-name="T5"> </text:span>рублей</text:p>
          </table:table-cell>
          <table:table-cell table:style-name="Таблица17.A2" office:value-type="string">
            <text:p text:style-name="P36">Не<text:span text:style-name="T5"> </text:span>позднее<text:span text:style-name="T5"> </text:span>15<text:span text:style-name="T5"> </text:span>минут<text:span text:style-name="T5"> </text:span>после<text:span text:style-name="T5"> </text:span>приёма<text:span text:style-name="T5"> </text:span>документа<text:span text:style-name="T5"> </text:span>по<text:span text:style-name="T5"> </text:span>системе<text:span text:style-name="T5"> </text:span>Банк-Клиент</text:p>
          </table:table-cell>
          <table:table-cell table:style-name="Таблица17.E2" office:value-type="string">
            <text:p text:style-name="P33">1<text:span text:style-name="T5"> </text:span>руб.</text:p>
          </table:table-cell>
        </table:table-row>
      </table:table>
      <text:p text:style-name="Text_20_body"/>
      <text:p text:style-name="Text_20_body">по<text:span text:style-name="T5"> </text:span>следующим<text:span text:style-name="T5"> </text:span>каналам<text:span text:style-name="T5"> </text:span>информирования: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column table:style-name="Таблица18.B"/>
        <table:table-column table:style-name="Таблица18.D"/>
        <table:table-column table:style-name="Таблица18.B"/>
        <table:table-column table:style-name="Таблица18.D"/>
        <table:table-column table:style-name="Таблица18.B" table:number-columns-repeated="2"/>
        <table:table-column table:style-name="Таблица18.D"/>
        <table:table-column table:style-name="Таблица18.L"/>
        <table:table-row table:style-name="Таблица18.1">
          <table:table-cell table:style-name="Таблица18.A1" office:value-type="string">
            <text:p text:style-name="P44">Фамилия<text:span text:style-name="T5"> </text:span>Имя<text:span text:style-name="T5"> </text:span>Отчество<text:span text:style-name="T5"> </text:span>владельца<text:span text:style-name="T5"> </text:span>номера</text:p>
          </table:table-cell>
          <table:table-cell table:style-name="Таблица18.B1" table:number-columns-spanned="11" office:value-type="string">
            <text:p text:style-name="P43">Номер<text:span text:style-name="T5"> </text:span>телефона<text:span text:style-name="T5"> </text:span>для<text:span text:style-name="T5"> </text:span>получения<text:span text:style-name="T5"> </text:span>информационных<text:span text:style-name="T5"> </text:span>S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office:value-type="string">
            <text:p text:style-name="P36"/>
          </table:table-cell>
          <table:table-cell table:style-name="Таблица18.A2" office:value-type="string">
            <text:p text:style-name="P33">+7</text:p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A2" office:value-type="string">
            <text:p text:style-name="P33"/>
          </table:table-cell>
          <table:table-cell table:style-name="Таблица18.L2" office:value-type="string">
            <text:p text:style-name="P33"/>
          </table:table-cell>
        </table:table-row>
      </table:table>
      <text:p text:style-name="Text_20_body"/>
      <text:p text:style-name="Text_20_body"><text:span text:style-name="T28">Я</text:span><text:span text:style-name="T30"> </text:span><text:span text:style-name="T28">ознакомлен</text:span><text:span text:style-name="T30"> </text:span><text:span text:style-name="T28">и</text:span><text:span text:style-name="T30"> </text:span><text:span text:style-name="T28">согласен</text:span><text:span text:style-name="T30"> </text:span><text:span text:style-name="T28">с</text:span><text:span text:style-name="T30"> </text:span><text:span text:style-name="T28">Регламентом</text:span><text:span text:style-name="T30"> </text:span><text:span text:style-name="T28">предоставления</text:span><text:span text:style-name="T30"> </text:span><text:span text:style-name="T28">и</text:span><text:span text:style-name="T30"> </text:span><text:span text:style-name="T28">отключения</text:span><text:span text:style-name="T30"> </text:span><text:span text:style-name="T28">услуги</text:span><text:span text:style-name="T30"> «SMS-информирование клиентов банка», размещённом </text:span><text:span text:style-name="T28">на</text:span><text:span text:style-name="T30"> </text:span><text:span text:style-name="T28">сайте</text:span><text:span text:style-name="T30"> </text:span><text:span text:style-name="T28">банка</text:span><text:span text:style-name="T30"> <text:s/></text:span><text:span text:style-name="T28">http</text:span><text:span text:style-name="T30">:\</text:span><text:span text:style-name="T28">www</text:span><text:span text:style-name="T30">.</text:span><text:span text:style-name="T28">bankperm</text:span><text:span text:style-name="T30">.</text:span><text:span text:style-name="T28">ru</text:span><text:span text:style-name="T30">\</text:span><text:span text:style-name="T28">reglament</text:span><text:span text:style-name="T30">_sm</text:span><text:span text:style-name="T28">s</text:span><text:span text:style-name="T30">.</text:span><text:span text:style-name="T28">pdf</text:span></text:p>
      <text:p text:style-name="P10">Я<text:span text:style-name="T5"> </text:span>согласен<text:span text:style-name="T5"> </text:span>с<text:span text:style-name="T5"> </text:span>правом<text:span text:style-name="T5"> </text:span>Банка<text:span text:style-name="T5"> </text:span>на<text:span text:style-name="T5"> </text:span>списание<text:span text:style-name="T5"> </text:span>со<text:span text:style-name="T5"> </text:span>счета<text:span text:style-name="T5"> </text:span>платы<text:span text:style-name="T5"> </text:span>за<text:span text:style-name="T5"> </text:span>услуги<text:span text:style-name="T5"> </text:span>SMS-информирования. Данное согласие является предварительным акцептом.</text:p>
      <text:p text:style-name="P10">Я<text:span text:style-name="T5"> </text:span>даю<text:span text:style-name="T5"> </text:span>свое<text:span text:style-name="T5"> </text:span>согласие<text:span text:style-name="T5"> </text:span>ОАО<text:span text:style-name="T5"> </text:span>АКБ<text:span text:style-name="T5"> </text:span>«Пермь»<text:span text:style-name="T5"> </text:span>на<text:span text:style-name="T5"> </text:span>получение<text:span text:style-name="T5"> </text:span>мною<text:span text:style-name="T5"> </text:span>информации<text:span text:style-name="T5"> </text:span>о<text:span text:style-name="T5"> </text:span>банковских<text:span text:style-name="T5"> </text:span>продуктах,<text:span text:style-name="T5"> </text:span>услугах,<text:span text:style-name="T5"> </text:span>проводимых<text:span text:style-name="T5"> </text:span>акциях<text:span text:style-name="T5"> </text:span>и<text:span text:style-name="T5"> </text:span>мероприятиях<text:span text:style-name="T5"> </text:span>в<text:span text:style-name="T5"> </text:span>Банке<text:span text:style-name="T5"> </text:span>способами<text:span text:style-name="T5"> </text:span>по<text:span text:style-name="T5"> </text:span>выбору<text:span text:style-name="T5"> </text:span>Банка,<text:span text:style-name="T5"> </text:span>в<text:span text:style-name="T5"> </text:span>том<text:span text:style-name="T5"> </text:span>числе<text:span text:style-name="T5"> </text:span>по<text:span text:style-name="T5"> </text:span>электронной<text:span text:style-name="T5"> </text:span>почте<text:span text:style-name="T5"> </text:span>и<text:span text:style-name="T5"> </text:span>SMS-сообщениями.</text:p>
      <text:p text:style-name="P10">Стороны<text:span text:style-name="T5"> </text:span>договорились<text:span text:style-name="T5"> </text:span>дополнить<text:span text:style-name="T5"> </text:span>договор<text:span text:style-name="T5"> на обслуживание в системе Банк-Клиент № <text:s text:c="27"/></text:span>от<text:span text:style-name="T5"> </text:span><text:tab/><text:span text:style-name="T5"> <text:s text:c="6"/></text:span>пунктом<text:span text:style-name="T5"> 9.2</text:span>.:</text:p>
      <text:p text:style-name="P15"><text:span text:style-name="T28">"</text:span><text:span text:style-name="T30">9.2. Согласно оформленной Заявке Клиента и на условиях действующего в Банке Регламента Банк предоставляет Клиенту доступ к услуге: " SMS-информирование клиента о проведении документов через систему Банк-Клиент и ключах электронной подписи в системе Банк-Клиент". Клиент осуществляет оплату услуг в соответствии с порядком, указанным в Перечне тарифов на оказываемые услуги ОАО АКБ "Пермь".</text:span></text:p>
      <text:p text:style-name="P10">Настоящая<text:span text:style-name="T5"> </text:span>Заявка<text:span text:style-name="T5"> </text:span>является<text:span text:style-name="T5"> </text:span>неотъемлемой<text:span text:style-name="T5"> </text:span>частью<text:span text:style-name="T5"> </text:span>вышеуказанного<text:span text:style-name="T5"> </text:span>Договора<text:span text:style-name="T5"> </text:span>банковского<text:span text:style-name="T5"> </text:span>счета.".</text:p>
      <text:p text:style-name="P13"/>
      <text:p text:style-name="P13">Руководитель<text:span text:style-name="T5"> (</text:span>ИП<text:span text:style-name="T5">)<text:tab/>_____________________ <text:s text:c="2"/>/_________________/</text:span></text:p>
      <text:p text:style-name="Text_20_body">Дата<text:span text:style-name="T5"> _______________</text:span></text:p>
      <text:p text:style-name="Text_20_body">М<text:span text:style-name="T5">.</text:span>П<text:span text:style-name="T5">.</text:span></text:p>
      <text:p text:style-name="P8"/>
      <text:p text:style-name="P8">Заместитель Председателя Правления</text:p>
      <text:p text:style-name="P9">ОАО АКБ "Пермь"<text:tab/>_____________________ <text:s text:c="2"/>/_________________/</text:p>
      <text:p text:style-name="P8">М.П.</text:p>
      <text:p text:style-name="Text_20_body"><text:soft-page-break/></text:p>
      <text:p text:style-name="Text_20_body"/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 table:style-name="Таблица20.1">
          <table:table-cell table:style-name="Таблица20.A1" table:number-columns-spanned="2" office:value-type="string">
            <text:p text:style-name="P14">ОТМЕТКИ<text:span text:style-name="T5"> </text:span>БАНКА<text:span text:style-name="T5">:</text:span></text:p>
          </table:table-cell>
          <table:covered-table-cell/>
          <table:table-cell table:style-name="Таблица20.A1" table:number-columns-spanned="4" office:value-type="string">
            <text:p text:style-name="P24"><text:span text:style-name="T23"><text:s/></text:span><text:span text:style-name="T24">заполняется</text:span><text:span text:style-name="T25"> </text:span><text:span text:style-name="T26">БАНКОМ</text:span><text:span text:style-name="T23"> </text:span></text:p>
          </table:table-cell>
          <table:covered-table-cell/>
          <table:covered-table-cell/>
          <table:covered-table-cell/>
        </table:table-row>
        <table:table-row table:style-name="Таблица20.1">
          <table:table-cell table:style-name="Таблица20.A2" office:value-type="string">
            <text:p text:style-name="P33">Этап<text:span text:style-name="T5">:</text:span></text:p>
          </table:table-cell>
          <table:table-cell table:style-name="Таблица20.A2" table:number-columns-spanned="2" office:value-type="string">
            <text:p text:style-name="P33">Должность</text:p>
          </table:table-cell>
          <table:covered-table-cell/>
          <table:table-cell table:style-name="Таблица20.A2" office:value-type="string">
            <text:p text:style-name="P33">Подпись</text:p>
          </table:table-cell>
          <table:table-cell table:style-name="Таблица20.A2" office:value-type="string">
            <text:p text:style-name="P33">ФИО</text:p>
          </table:table-cell>
          <table:table-cell table:style-name="Таблица20.F2" office:value-type="string">
            <text:p text:style-name="P33">Дата<text:span text:style-name="T5"> </text:span>исполнения</text:p>
          </table:table-cell>
        </table:table-row>
        <table:table-row table:style-name="Таблица20.3">
          <table:table-cell table:style-name="Таблица20.A3" office:value-type="string">
            <text:p text:style-name="P36">Заявка<text:span text:style-name="T5"> </text:span>принята</text:p>
          </table:table-cell>
          <table:table-cell table:style-name="Таблица20.B3" table:number-columns-spanned="2" office:value-type="string">
            <text:p text:style-name="P33">Бухгалтер<text:span text:style-name="T5">, </text:span>Юрист</text:p>
            <text:p text:style-name="Table_20_Contents">Зам<text:span text:style-name="T5">.</text:span>главного<text:span text:style-name="T5"> </text:span>бухгалтера</text:p>
          </table:table-cell>
          <table:covered-table-cell/>
          <table:table-cell table:style-name="Таблица20.D3" office:value-type="string">
            <text:p text:style-name="P33"/>
          </table:table-cell>
          <table:table-cell table:style-name="Таблица20.E3" office:value-type="string">
            <text:p text:style-name="P33"/>
          </table:table-cell>
          <table:table-cell table:style-name="Таблица20.F3" office:value-type="string">
            <text:p text:style-name="P33"/>
          </table:table-cell>
        </table:table-row>
        <table:table-row table:style-name="Таблица20.4">
          <table:table-cell table:style-name="Таблица20.A4" office:value-type="string">
            <text:p text:style-name="P36">Услуга<text:span text:style-name="T5"> </text:span>подключена</text:p>
            <text:p text:style-name="P35">Тестовое<text:span text:style-name="T5"> </text:span>сообщение<text:span text:style-name="T5"> </text:span>отправлено</text:p>
          </table:table-cell>
          <table:table-cell table:style-name="Таблица20.B4" table:number-columns-spanned="2" office:value-type="string">
            <text:p text:style-name="P33">Юрист</text:p>
            <text:p text:style-name="Table_20_Contents">Зам<text:span text:style-name="T5">.</text:span>главного<text:span text:style-name="T5"> </text:span>бухгалтера</text:p>
          </table:table-cell>
          <table:covered-table-cell/>
          <table:table-cell table:style-name="Таблица20.D4" office:value-type="string">
            <text:p text:style-name="P33"/>
          </table:table-cell>
          <table:table-cell table:style-name="Таблица20.E4" office:value-type="string">
            <text:p text:style-name="P33"/>
          </table:table-cell>
          <table:table-cell table:style-name="Таблица20.F4" office:value-type="string">
            <text:p text:style-name="P33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Mono" svg:font-family="'Liberation Mono', 'Courier New'" style:font-family-generic="modern"/>
    <style:font-face style:name="Liberation Sans" svg:font-family="'Liberation San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ans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ru" fo:country="RU" style:letter-kerning="true" style:font-name-asian="Lucida Sans Unicode" style:font-size-asian="10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Arial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1" fo:font-size="11pt" style:font-size-asian="11pt" style:font-name-complex="Liberation Sans1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Heading" style:next-style-name="Subtitle" style:class="extra"/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Название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size-complex="12pt" style:font-style-complex="italic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fo:margin="100%" fo:margin-left="0cm" fo:margin-right="0cm" fo:margin-top="0.101cm" fo:margin-bottom="0.101cm" style:contextual-spacing="false" fo:text-align="center" style:justify-single-word="false" fo:text-indent="0cm" style:auto-text-indent="false" text:number-lines="false" text:line-number="0" style:vertical-align="auto"/>
      <style:text-properties style:font-name="Liberation Sans1" fo:font-size="9pt" style:font-size-asian="9pt" style:font-name-complex="Liberation Sans1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8pt" style:font-size-asian="8pt" style:font-name-complex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101cm" style:contextual-spacing="false" fo:background-color="#e6e6e6">
        <style:background-image/>
      </style:paragraph-properties>
      <style:text-properties style:font-name="Liberation Mono" fo:font-size="9pt" style:font-name-asian="Arial" style:font-size-asian="9pt" style:font-name-complex="Arial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Основной_20_шрифт_20_абзаца" style:display-name="Основной шрифт абзаца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-asian="Arial"/>
    </style:style>
    <style:page-layout style:name="Mpm1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cm" fo:margin-bottom="2.498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9.7cm" fo:page-height="21.001cm" style:num-format="1" style:print-orientation="landscape" fo:margin-top="2cm" fo:margin-bottom="2.9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Стр.<text:span text:style-name="MT1"> </text:span><text:page-number text:select-page="current">8</text:page-number><text:span text:style-name="MT1"> </text:span>/<text:span text:style-name="MT1"> </text:span><text:page-count style:num-format="1">11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ервое_20_преобразование_20_1" style:display-name="Первое преобразование 1" style:page-layout-name="Mpm3">
      <style:header>
        <text:p text:style-name="Header"/>
      </style:header>
      <style:footer>
        <text:p text:style-name="Footer"/>
      </style:footer>
    </style:master-page>
    <style:master-page style:name="Первое_20_преобразование_20_2" style:display-name="Первое преобразование 2" style:page-layout-name="Mpm3">
      <style:header>
        <text:p text:style-name="Header"/>
      </style:header>
      <style:footer>
        <text:p text:style-name="Footer"/>
      </style:footer>
    </style:master-page>
    <style:master-page style:name="Первое_20_преобразование_20_3" style:display-name="Первое преобразование 3" style:page-layout-name="Mpm2">
      <style:header>
        <text:p text:style-name="Header"/>
      </style:header>
      <style:footer>
        <text:p text:style-name="Footer"/>
      </style:footer>
    </style:master-page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9T12:22:00</meta:creation-date>
    <dc:creator>Роберт Бикмансуров</dc:creator>
    <dc:date>2012-12-19T11:45:40</dc:date>
    <meta:print-date>2012-12-19T11:40:04</meta:print-date>
    <meta:editing-cycles>44</meta:editing-cycles>
    <meta:editing-duration>P1DT16H54M30S</meta:editing-duration>
    <meta:generator>LibreOffice/3.6$Linux_X86_64 LibreOffice_project/360m1$Build-2</meta:generator>
    <meta:printed-by>Роберт Бикмансуров</meta:printed-by>
    <meta:document-statistic meta:table-count="14" meta:image-count="0" meta:object-count="0" meta:page-count="11" meta:paragraph-count="324" meta:word-count="2694" meta:character-count="19601" meta:non-whitespace-character-count="16972"/>
    <meta:user-defined meta:name="Адрес">614000, г.Пермь, ул.Куйбышева, 10</meta:user-defined>
    <meta:user-defined meta:name="Бухгалтер">Петрова Полина Петровна</meta:user-defined>
    <meta:user-defined meta:name="Бухгалтер2">Петровой Полины Петровны</meta:user-defined>
    <meta:user-defined meta:name="Год">2009</meta:user-defined>
  </office:meta>
</office:document-meta>
</file>